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E0000004AD2F0D6B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n-cs" svg:font-family="+mn-cs" style:font-family-generic="roman"/>
    <style:font-face style:name="+mn-ea" svg:font-family="+mn-ea" style:font-family-generic="roma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14.822cm" fo:margin-left="1.242cm" table:align="left" style:writing-mode="lr-tb"/>
    </style:style>
    <style:style style:name="Tabela1.A" style:family="table-column">
      <style:table-column-properties style:column-width="7.751cm"/>
    </style:style>
    <style:style style:name="Tabela1.B" style:family="table-column">
      <style:table-column-properties style:column-width="7.071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B1" style:family="table-cell">
      <style:table-cell-properties style:vertical-align="top" fo:padding-left="0.191cm" fo:padding-right="0.191cm" fo:padding-top="0cm" fo:padding-bottom="0cm" fo:border="0.018cm solid #000000" style:writing-mode="lr-tb"/>
    </style:style>
    <style:style style:name="Tabela1.B3" style:family="table-cell">
      <style:table-cell-properties style:vertical-align="middle" fo:padding-left="0.191cm" fo:padding-right="0.191cm" fo:padding-top="0cm" fo:padding-bottom="0cm" fo:border="0.018cm solid #000000" style:writing-mode="lr-tb"/>
    </style:style>
    <style:style style:name="P1" style:family="paragraph" style:parent-style-name="Standard">
      <style:paragraph-properties style:line-height-at-least="0.423cm" fo:text-align="center" style:justify-single-word="false">
        <style:tab-stops>
          <style:tab-stop style:position="0.508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font-size="22pt" fo:font-weight="bold" style:font-size-asian="22pt" style:font-weight-asian="bold" style:font-name-complex="Arial" style:font-size-complex="22pt"/>
    </style:style>
    <style:style style:name="P2" style:family="paragraph" style:parent-style-name="Standard">
      <style:text-properties fo:font-size="12pt" style:font-size-asian="12pt" style:font-name-complex="Arial" style:font-size-complex="12pt"/>
    </style:style>
    <style:style style:name="P3" style:family="paragraph" style:parent-style-name="Standard">
      <style:paragraph-properties style:line-height-at-least="0.423cm" fo:text-align="center" style:justify-single-word="false">
        <style:tab-stops>
          <style:tab-stop style:position="0.508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font-size="12pt" style:font-size-asian="12pt" style:font-name-complex="Arial" style:font-size-complex="12pt"/>
    </style:style>
    <style:style style:name="P4" style:family="paragraph" style:parent-style-name="Standard">
      <style:paragraph-properties fo:text-align="center" style:justify-single-word="false"/>
      <style:text-properties fo:font-size="12pt" style:font-size-asian="12pt" style:font-name-complex="Arial" style:font-size-complex="12pt"/>
    </style:style>
    <style:style style:name="P5" style:family="paragraph" style:parent-style-name="Standard">
      <style:paragraph-properties fo:line-height="150%" fo:text-align="justify" style:justify-single-word="false"/>
      <style:text-properties fo:font-size="12pt" style:font-size-asian="12pt" style:font-name-complex="Arial" style:font-size-complex="12pt"/>
    </style:style>
    <style:style style:name="P6" style:family="paragraph" style:parent-style-name="Standard">
      <style:paragraph-properties fo:line-height="150%" fo:text-align="justify" style:justify-single-word="false" style:snap-to-layout-grid="false"/>
      <style:text-properties fo:font-size="12pt" style:font-size-asian="12pt" style:font-name-complex="Arial" style:font-size-complex="12pt"/>
    </style:style>
    <style:style style:name="P7" style:family="paragraph" style:parent-style-name="Standard" style:list-style-name="WW8Num15">
      <style:paragraph-properties fo:line-height="150%" fo:text-align="justify" style:justify-single-word="false"/>
      <style:text-properties fo:font-size="12pt" style:font-size-asian="12pt" style:font-name-complex="Arial" style:font-size-complex="12pt"/>
    </style:style>
    <style:style style:name="P8" style:family="paragraph" style:parent-style-name="Standard" style:list-style-name="WW8Num8">
      <style:paragraph-properties fo:line-height="150%" fo:text-align="justify" style:justify-single-word="false"/>
      <style:text-properties fo:font-size="12pt" style:font-size-asian="12pt" style:font-name-complex="Arial" style:font-size-complex="12pt"/>
    </style:style>
    <style:style style:name="P9" style:family="paragraph" style:parent-style-name="Standard" style:list-style-name="WW8Num10">
      <style:paragraph-properties fo:line-height="150%" fo:text-align="justify" style:justify-single-word="false"/>
      <style:text-properties fo:font-size="12pt" style:font-size-asian="12pt" style:font-name-complex="Arial" style:font-size-complex="12pt"/>
    </style:style>
    <style:style style:name="P10" style:family="paragraph" style:parent-style-name="Standard">
      <style:paragraph-properties fo:line-height="150%" style:snap-to-layout-grid="false"/>
      <style:text-properties fo:font-size="12pt" style:font-size-asian="12pt" style:font-name-complex="Arial" style:font-size-complex="12pt"/>
    </style:style>
    <style:style style:name="P11" style:family="paragraph" style:parent-style-name="Standard">
      <style:paragraph-properties style:line-height-at-least="0.423cm" fo:text-align="center" style:justify-single-word="false">
        <style:tab-stops>
          <style:tab-stop style:position="0.508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font-size="12pt" fo:font-weight="bold" style:font-size-asian="12pt" style:font-weight-asian="bold" style:font-name-complex="Arial" style:font-size-complex="12pt"/>
    </style:style>
    <style:style style:name="P12" style:family="paragraph" style:parent-style-name="Standard">
      <style:paragraph-properties>
        <style:tab-stops>
          <style:tab-stop style:position="0.508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font-size="12pt" fo:font-weight="bold" style:font-size-asian="12pt" style:font-weight-asian="bold" style:font-name-complex="Arial" style:font-size-complex="12pt"/>
    </style:style>
    <style:style style:name="P13" style:family="paragraph" style:parent-style-name="Standard">
      <style:paragraph-properties fo:text-align="justify" style:justify-single-word="false"/>
      <style:text-properties fo:font-size="12pt" fo:font-weight="bold" style:font-size-asian="12pt" style:font-weight-asian="bold" style:font-name-complex="Arial" style:font-size-complex="12pt"/>
    </style:style>
    <style:style style:name="P14" style:family="paragraph" style:parent-style-name="Standard">
      <style:paragraph-properties fo:line-height="150%"/>
      <style:text-properties fo:font-size="12pt" fo:font-weight="bold" style:font-size-asian="12pt" style:font-weight-asian="bold" style:font-name-complex="Arial" style:font-size-complex="12pt"/>
    </style:style>
    <style:style style:name="P15" style:family="paragraph" style:parent-style-name="Standard">
      <style:text-properties style:font-name="Arial" fo:font-size="12pt" fo:language="none" fo:country="none" fo:font-weight="bold" style:font-size-asian="12pt" style:language-asian="none" style:country-asian="none" style:font-weight-asian="bold" style:font-name-complex="Arial" style:font-size-complex="12pt" style:font-weight-complex="bold"/>
    </style:style>
    <style:style style:name="P16" style:family="paragraph" style:parent-style-name="Standard">
      <style:paragraph-properties fo:line-height="150%"/>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line-height="150%" fo:text-align="justify" style:justify-single-word="false" style:snap-to-layout-grid="false"/>
    </style:style>
    <style:style style:name="P19" style:family="paragraph" style:parent-style-name="Standard" style:list-style-name="WW8Num5">
      <style:paragraph-properties fo:line-height="150%" fo:text-align="justify" style:justify-single-word="false"/>
    </style:style>
    <style:style style:name="P20" style:family="paragraph" style:parent-style-name="Standard" style:list-style-name="WW8Num15">
      <style:paragraph-properties fo:line-height="150%" fo:text-align="justify" style:justify-single-word="false"/>
    </style:style>
    <style:style style:name="P21" style:family="paragraph" style:parent-style-name="Standard" style:list-style-name="WW8Num8">
      <style:paragraph-properties fo:line-height="150%" fo:text-align="justify" style:justify-single-word="false"/>
    </style:style>
    <style:style style:name="P22" style:family="paragraph" style:parent-style-name="Standard" style:list-style-name="WW8Num5">
      <style:paragraph-properties fo:line-height="150%" fo:text-align="justify" style:justify-single-word="false"/>
      <style:text-properties fo:font-size="11pt" fo:font-style="italic" style:font-size-asian="11pt" style:font-style-asian="italic" style:font-name-complex="Arial" style:font-size-complex="11pt"/>
    </style:style>
    <style:style style:name="P23" style:family="paragraph" style:parent-style-name="Standard">
      <style:paragraph-properties fo:line-height="150%" fo:break-before="page">
        <style:tab-stops>
          <style:tab-stop style:position="16.002cm" style:type="right" style:leader-style="dotted" style:leader-text="."/>
        </style:tab-stops>
      </style:paragraph-properties>
      <style:text-properties fo:font-size="12pt" fo:font-weight="bold" style:font-size-asian="12pt" style:font-weight-asian="bold" style:font-name-complex="Arial" style:font-size-complex="12pt"/>
    </style:style>
    <style:style style:name="P24" style:family="paragraph" style:parent-style-name="Standard">
      <style:paragraph-properties fo:margin-left="0cm" fo:margin-right="0cm" fo:line-height="150%" fo:text-align="justify" style:justify-single-word="false" fo:text-indent="1.251cm" style:auto-text-indent="false"/>
    </style:style>
    <style:style style:name="P25"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name-complex="Arial" style:font-size-complex="12pt"/>
    </style:style>
    <style:style style:name="P26" style:family="paragraph" style:parent-style-name="Standard">
      <style:paragraph-properties fo:margin-left="0cm" fo:margin-right="0cm" fo:line-height="150%" fo:text-align="justify" style:justify-single-word="false" fo:text-indent="1.249cm" style:auto-text-indent="false"/>
    </style:style>
    <style:style style:name="P27" style:family="paragraph" style:parent-style-name="Standard">
      <style:paragraph-properties fo:margin-left="0cm" fo:margin-right="0cm" fo:line-height="150%" fo:text-align="justify" style:justify-single-word="false" fo:text-indent="1.249cm" style:auto-text-indent="false"/>
      <style:text-properties fo:font-size="12pt" style:font-size-asian="12pt" style:font-name-complex="Arial" style:font-size-complex="12pt"/>
    </style:style>
    <style:style style:name="P28" style:family="paragraph" style:parent-style-name="Standard">
      <style:paragraph-properties fo:margin-left="0cm" fo:margin-right="0cm" fo:line-height="150%" fo:text-align="justify" style:justify-single-word="false" fo:text-indent="0.501cm" style:auto-text-indent="false"/>
    </style:style>
    <style:style style:name="P29" style:family="paragraph" style:parent-style-name="Standard">
      <style:paragraph-properties fo:margin-left="0cm" fo:margin-right="0cm" fo:line-height="150%" fo:text-align="justify" style:justify-single-word="false" fo:hyphenation-ladder-count="no-limit" fo:text-indent="1.75cm" style:auto-text-indent="false" style:text-autospace="none"/>
      <style:text-properties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1.75cm" style:auto-text-indent="false" style:text-autospace="none"/>
      <style:text-properties fo:color="#000000" fo:font-size="12pt" style:letter-kerning="true" style:font-size-asian="12pt" style:language-asian="pt" style:country-asian="BR" style:font-name-complex="Arial" style:font-size-complex="12pt" fo:hyphenate="true" fo:hyphenation-remain-char-count="2" fo:hyphenation-push-char-count="2"/>
    </style:style>
    <style:style style:name="P31" style:family="paragraph" style:parent-style-name="Standard">
      <style:paragraph-properties fo:margin-left="1.27cm" fo:margin-right="0cm" fo:line-height="150%" fo:hyphenation-ladder-count="no-limit" fo:text-indent="0.482cm" style:auto-text-indent="false" style:text-autospace="none"/>
      <style:text-properties fo:hyphenate="true" fo:hyphenation-remain-char-count="2" fo:hyphenation-push-char-count="2"/>
    </style:style>
    <style:style style:name="P32" style:family="paragraph" style:parent-style-name="Standard">
      <style:paragraph-properties fo:margin-left="1.27cm" fo:margin-right="0cm" fo:line-height="150%" fo:hyphenation-ladder-count="no-limit" fo:text-indent="0.482cm" style:auto-text-indent="false" style:text-autospace="none"/>
      <style:text-properties fo:color="#000000" fo:font-size="12pt" style:letter-kerning="true" style:font-size-asian="12pt" style:language-asian="pt" style:country-asian="BR" style:font-name-complex="Arial" style:font-size-complex="12pt"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text-indent="1.752cm" style:auto-text-indent="false"/>
    </style:style>
    <style:style style:name="P34" style:family="paragraph" style:parent-style-name="Standard">
      <style:paragraph-properties fo:margin-left="0cm" fo:margin-right="0cm" fo:line-height="150%" fo:text-align="justify" style:justify-single-word="false" fo:text-indent="1cm" style:auto-text-indent="false"/>
    </style:style>
    <style:style style:name="P35" style:family="paragraph" style:parent-style-name="Standard" style:list-style-name="WW8Num15">
      <style:paragraph-properties fo:margin-left="0cm" fo:margin-right="0cm" fo:line-height="150%" fo:text-align="justify" style:justify-single-word="false" fo:text-indent="1cm" style:auto-text-indent="false"/>
    </style:style>
    <style:style style:name="P36"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name-complex="Arial" style:font-size-complex="12pt"/>
    </style:style>
    <style:style style:name="P37" style:family="paragraph" style:parent-style-name="Standard">
      <style:paragraph-properties fo:margin-left="1.752cm" fo:margin-right="0cm" fo:line-height="150%" fo:text-align="justify" style:justify-single-word="false" fo:text-indent="0cm" style:auto-text-indent="false"/>
    </style:style>
    <style:style style:name="P38" style:family="paragraph" style:parent-style-name="Standard">
      <style:paragraph-properties fo:margin-left="1.752cm" fo:margin-right="0cm" fo:line-height="150%" fo:text-align="justify" style:justify-single-word="false" fo:text-indent="0cm" style:auto-text-indent="false"/>
      <style:text-properties fo:font-size="11pt" fo:font-style="italic" style:font-size-asian="11pt" style:font-style-asian="italic" style:font-name-complex="Arial" style:font-size-complex="11pt"/>
    </style:style>
    <style:style style:name="P39" style:family="paragraph" style:parent-style-name="Standard">
      <style:paragraph-properties fo:margin-left="0.751cm" fo:margin-right="0cm" fo:line-height="150%" fo:text-indent="0cm" style:auto-text-indent="false"/>
    </style:style>
    <style:style style:name="P40" style:family="paragraph" style:parent-style-name="Standard">
      <style:paragraph-properties fo:margin-left="0.751cm" fo:margin-right="0cm" fo:line-height="150%" fo:text-align="justify" style:justify-single-word="false" fo:text-indent="0cm" style:auto-text-indent="false"/>
    </style:style>
    <style:style style:name="P41" style:family="paragraph" style:parent-style-name="Standard">
      <style:paragraph-properties fo:margin-left="0.751cm" fo:margin-right="0cm" fo:line-height="150%" fo:text-indent="0cm" style:auto-text-indent="false"/>
      <style:text-properties fo:font-size="12pt" style:font-size-asian="12pt" style:font-name-complex="Arial" style:font-size-complex="12pt"/>
    </style:style>
    <style:style style:name="P42" style:family="paragraph" style:parent-style-name="Standard">
      <style:paragraph-properties fo:margin-left="0.751cm" fo:margin-right="0cm" fo:line-height="150%" fo:text-align="justify" style:justify-single-word="false" fo:text-indent="0cm" style:auto-text-indent="false"/>
      <style:text-properties fo:font-size="12pt" style:font-size-asian="12pt" style:font-name-complex="Arial" style:font-size-complex="12pt"/>
    </style:style>
    <style:style style:name="P43" style:family="paragraph" style:parent-style-name="Standard">
      <style:paragraph-properties fo:margin-left="0.751cm" fo:margin-right="0cm" fo:line-height="150%" fo:text-indent="0.497cm" style:auto-text-indent="false"/>
    </style:style>
    <style:style style:name="P44" style:family="paragraph" style:parent-style-name="Standard">
      <style:paragraph-properties fo:margin-left="0.751cm" fo:margin-right="0cm" fo:line-height="150%" fo:text-align="justify" style:justify-single-word="false" fo:text-indent="0.497cm" style:auto-text-indent="false"/>
    </style:style>
    <style:style style:name="P45" style:family="paragraph" style:parent-style-name="Standard">
      <style:paragraph-properties fo:margin-left="0.751cm" fo:margin-right="0cm" fo:line-height="150%" fo:text-indent="0.497cm" style:auto-text-indent="false"/>
      <style:text-properties fo:font-size="12pt" style:font-size-asian="12pt" style:font-name-complex="Arial" style:font-size-complex="12pt"/>
    </style:style>
    <style:style style:name="P46" style:family="paragraph" style:parent-style-name="Standard">
      <style:paragraph-properties fo:margin-left="0cm" fo:margin-right="0cm" fo:line-height="150%" fo:text-align="justify" style:justify-single-word="false" fo:text-indent="0.751cm" style:auto-text-indent="false"/>
    </style:style>
    <style:style style:name="P47" style:family="paragraph" style:parent-style-name="Standard">
      <style:paragraph-properties fo:margin-left="0cm" fo:margin-right="0cm" fo:line-height="150%" fo:text-align="justify" style:justify-single-word="false" fo:text-indent="0.751cm" style:auto-text-indent="false"/>
      <style:text-properties fo:font-size="12pt" style:font-size-asian="12pt" style:font-name-complex="Arial" style:font-size-complex="12pt"/>
    </style:style>
    <style:style style:name="P48" style:family="paragraph" style:parent-style-name="Standard">
      <style:paragraph-properties fo:margin-left="1cm" fo:margin-right="0cm" fo:line-height="150%" fo:text-align="justify" style:justify-single-word="false" fo:text-indent="0cm" style:auto-text-indent="false"/>
    </style:style>
    <style:style style:name="P49" style:family="paragraph" style:parent-style-name="Standard">
      <style:paragraph-properties fo:margin-left="1cm" fo:margin-right="0cm" fo:line-height="150%" fo:text-align="justify" style:justify-single-word="false" fo:text-indent="-0.499cm" style:auto-text-indent="false"/>
    </style:style>
    <style:style style:name="P50" style:family="paragraph" style:parent-style-name="Standard">
      <style:paragraph-properties fo:margin-left="1cm" fo:margin-right="0cm" fo:line-height="150%" fo:text-align="justify" style:justify-single-word="false" fo:text-indent="-0.499cm" style:auto-text-indent="false"/>
      <style:text-properties fo:font-size="12pt" style:font-size-asian="12pt" style:font-name-complex="Arial" style:font-size-complex="12pt" style:font-weight-complex="bold"/>
    </style:style>
    <style:style style:name="P51" style:family="paragraph" style:parent-style-name="Standard">
      <style:paragraph-properties fo:margin-left="0.501cm" fo:margin-right="0cm" fo:line-height="150%" fo:text-align="justify" style:justify-single-word="false" fo:text-indent="0cm" style:auto-text-indent="false"/>
    </style:style>
    <style:style style:name="P52" style:family="paragraph" style:parent-style-name="Standard">
      <style:paragraph-properties fo:margin-left="0.501cm" fo:margin-right="0cm" fo:line-height="150%" fo:text-align="justify" style:justify-single-word="false" fo:text-indent="0cm" style:auto-text-indent="false"/>
      <style:text-properties fo:font-size="12pt" style:font-size-asian="12pt" style:font-name-complex="Arial" style:font-size-complex="12pt"/>
    </style:style>
    <style:style style:name="P53" style:family="paragraph" style:parent-style-name="Standard">
      <style:paragraph-properties fo:margin-left="0.501cm" fo:margin-right="0cm" fo:line-height="150%" fo:text-align="justify" style:justify-single-word="false" fo:text-indent="0cm" style:auto-text-indent="false"/>
      <style:text-properties fo:font-size="12pt" style:font-size-asian="12pt" style:font-name-complex="Arial" style:font-size-complex="12pt" style:font-weight-complex="bold"/>
    </style:style>
    <style:style style:name="P54" style:family="paragraph" style:parent-style-name="Standard" style:list-style-name="WW8Num5">
      <style:paragraph-properties fo:margin-left="0cm" fo:margin-right="0cm" fo:line-height="150%" fo:text-align="justify" style:justify-single-word="false" fo:text-indent="-0.769cm" style:auto-text-indent="false"/>
    </style:style>
    <style:style style:name="P55" style:family="paragraph" style:parent-style-name="Standard">
      <style:paragraph-properties fo:margin-left="0cm" fo:margin-right="0cm" fo:line-height="150%" fo:text-align="justify" style:justify-single-word="false" fo:text-indent="-0.769cm" style:auto-text-indent="false" fo:break-before="page"/>
      <style:text-properties fo:font-size="12pt" style:font-size-asian="12pt" style:font-name-complex="Arial" style:font-size-complex="12pt"/>
    </style:style>
    <style:style style:name="P56" style:family="paragraph" style:parent-style-name="Standard" style:list-style-name="WW8Num16">
      <style:paragraph-properties fo:margin-left="0cm" fo:margin-right="0cm" fo:line-height="150%" fo:text-align="justify" style:justify-single-word="false" fo:text-indent="-1.769cm" style:auto-text-indent="false"/>
      <style:text-properties fo:font-size="12pt" style:font-size-asian="12pt" style:font-name-complex="Arial" style:font-size-complex="12pt"/>
    </style:style>
    <style:style style:name="P57" style:family="paragraph" style:parent-style-name="Heading_20_1">
      <style:text-properties fo:font-size="14pt" fo:font-weight="bold" style:font-size-asian="14pt" style:font-weight-asian="bold" style:font-name-complex="Arial" style:font-size-complex="14pt"/>
    </style:style>
    <style:style style:name="P58" style:family="paragraph" style:parent-style-name="Heading_20_1">
      <style:paragraph-properties fo:line-height="150%"/>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fo:font-size="14pt" fo:font-weight="bold" style:font-size-asian="14pt" style:font-weight-asian="bold" style:font-name-complex="Arial" style:font-size-complex="14pt"/>
    </style:style>
    <style:style style:name="P61" style:family="paragraph" style:parent-style-name="Heading_20_1">
      <style:paragraph-properties fo:line-height="150%" fo:break-before="page"/>
    </style:style>
    <style:style style:name="P62" style:family="paragraph" style:parent-style-name="Heading_20_2">
      <style:paragraph-properties fo:text-align="start" style:justify-single-word="false"/>
      <style:text-properties fo:font-size="12pt" fo:font-weight="bold" style:font-size-asian="12pt" style:font-weight-asian="bold" style:font-size-complex="12pt"/>
    </style:style>
    <style:style style:name="P63" style:family="paragraph" style:parent-style-name="Heading_20_2">
      <style:paragraph-properties fo:line-height="150%" fo:text-align="start" style:justify-single-word="false"/>
    </style:style>
    <style:style style:name="P64" style:family="paragraph" style:parent-style-name="Heading_20_2">
      <style:paragraph-properties fo:margin-left="0.501cm" fo:margin-right="0cm" fo:margin-top="0.212cm" fo:margin-bottom="0cm" fo:line-height="150%" fo:text-align="start" style:justify-single-word="false" fo:text-indent="0cm" style:auto-text-indent="false">
        <style:tab-stops/>
      </style:paragraph-properties>
    </style:style>
    <style:style style:name="P65" style:family="paragraph" style:parent-style-name="Heading_20_2">
      <style:paragraph-properties fo:line-height="150%" fo:text-align="start" style:justify-single-word="false" fo:break-before="page"/>
    </style:style>
    <style:style style:name="P66" style:family="paragraph" style:parent-style-name="Text_20_body">
      <style:text-properties fo:font-size="12pt" style:font-size-asian="12pt" style:language-asian="en" style:country-asian="US" style:font-name-complex="Arial" style:font-size-complex="12pt"/>
    </style:style>
    <style:style style:name="P67" style:family="paragraph" style:parent-style-name="Header">
      <style:paragraph-properties fo:text-align="end" style:justify-single-word="false"/>
      <style:text-properties fo:font-size="8pt" style:font-size-asian="8pt" style:font-size-complex="8pt"/>
    </style:style>
    <style:style style:name="P68" style:family="paragraph" style:parent-style-name="Title_20_Cover">
      <style:paragraph-properties fo:margin-left="-0.501cm" fo:margin-right="-0.504cm" fo:text-indent="0cm" style:auto-text-indent="false"/>
    </style:style>
    <style:style style:name="P69" style:family="paragraph" style:parent-style-name="Title_20_Cover" style:master-page-name="First_20_Page">
      <style:paragraph-properties style:page-number="auto"/>
      <style:text-properties style:font-name="Arial" fo:font-size="12pt" fo:language="none" fo:country="none" style:font-size-asian="12pt" style:language-asian="none" style:country-asian="none" style:font-name-complex="Arial" style:font-size-complex="12pt"/>
    </style:style>
    <style:style style:name="P70" style:family="paragraph" style:parent-style-name="Contents_20_1">
      <style:paragraph-properties>
        <style:tab-stops>
          <style:tab-stop style:position="15.242cm" style:type="right" style:leader-style="dotted" style:leader-text="."/>
          <style:tab-stop style:position="16cm" style:type="right" style:leader-style="dotted" style:leader-text="."/>
        </style:tab-stops>
      </style:paragraph-properties>
    </style:style>
    <style:style style:name="P71" style:family="paragraph" style:parent-style-name="Contents_20_2">
      <style:paragraph-properties>
        <style:tab-stops>
          <style:tab-stop style:position="15.242cm" style:type="right" style:leader-style="dotted" style:leader-text="."/>
          <style:tab-stop style:position="16cm" style:type="right" style:leader-style="dotted" style:leader-text="."/>
        </style:tab-stops>
      </style:paragraph-properties>
    </style:style>
    <style:style style:name="P72" style:family="paragraph" style:parent-style-name="Cidade">
      <style:paragraph-properties fo:break-before="page"/>
      <style:text-properties style:font-name="Arial" fo:font-size="12pt" fo:font-weight="bold" style:font-size-asian="12pt" style:font-weight-asian="bold" style:font-name-complex="Arial" style:font-size-complex="12pt"/>
    </style:style>
    <style:style style:name="P73" style:family="paragraph" style:parent-style-name="Estilo_20_Justificado" style:list-style-name="WW8Num15">
      <style:paragraph-properties fo:line-height="150%"/>
    </style:style>
    <style:style style:name="P74" style:family="paragraph" style:parent-style-name="Estilo_20_Justificado">
      <style:paragraph-properties fo:margin-left="0cm" fo:margin-right="0cm" fo:line-height="150%" fo:text-indent="1cm" style:auto-text-indent="false"/>
    </style:style>
    <style:style style:name="P75" style:family="paragraph" style:parent-style-name="Estilo_20_Justificado">
      <style:paragraph-properties fo:margin-left="0cm" fo:margin-right="0cm" fo:margin-top="0cm" fo:margin-bottom="0cm" fo:line-height="150%" fo:text-indent="1cm" style:auto-text-indent="false"/>
    </style:style>
    <style:style style:name="P76" style:family="paragraph" style:parent-style-name="Estilo_20_Justificado">
      <style:paragraph-properties fo:margin-left="0cm" fo:margin-right="0cm" fo:margin-top="0cm" fo:margin-bottom="0cm" fo:line-height="150%" fo:text-indent="1cm" style:auto-text-indent="false"/>
      <style:text-properties fo:font-size="12pt" style:font-size-asian="12pt" style:font-name-complex="Arial" style:font-size-complex="12pt"/>
    </style:style>
    <style:style style:name="P77" style:family="paragraph" style:parent-style-name="Estilo_20_Justificado">
      <style:paragraph-properties fo:margin-left="0cm" fo:margin-right="0cm" fo:margin-top="0cm" fo:margin-bottom="0cm" fo:line-height="150%" fo:text-indent="1cm" style:auto-text-indent="false"/>
      <style:text-properties style:font-name="Arial" fo:font-size="12pt" style:font-size-asian="12pt" style:font-name-complex="Arial" style:font-size-complex="12pt"/>
    </style:style>
    <style:style style:name="P78" style:family="paragraph" style:parent-style-name="Estilo_20_Justificado">
      <style:paragraph-properties fo:margin-left="0cm" fo:margin-right="0cm" fo:margin-top="0cm" fo:margin-bottom="0cm" fo:line-height="150%" fo:text-indent="1.752cm" style:auto-text-indent="false"/>
    </style:style>
    <style:style style:name="P79" style:family="paragraph" style:parent-style-name="Estilo_20_Justificado">
      <style:paragraph-properties fo:margin-left="0cm" fo:margin-right="0cm" fo:margin-top="0cm" fo:margin-bottom="0cm" fo:line-height="150%" fo:text-indent="1.752cm" style:auto-text-indent="false"/>
      <style:text-properties style:font-name="Arial" fo:font-size="12pt" style:font-size-asian="12pt" style:font-name-complex="Arial" style:font-size-complex="12pt"/>
    </style:style>
    <style:style style:name="P80" style:family="paragraph" style:parent-style-name="Estilo_20_Justificado">
      <style:paragraph-properties fo:margin-top="0cm" fo:margin-bottom="0cm" fo:line-height="150%"/>
      <style:text-properties style:font-name="Arial" fo:font-size="12pt" style:font-size-asian="12pt" style:font-name-complex="Arial" style:font-size-complex="12pt"/>
    </style:style>
    <style:style style:name="P81" style:family="paragraph" style:parent-style-name="Body_20_Text_20_Indent_20_2">
      <style:paragraph-properties fo:margin-left="0cm" fo:margin-right="0cm" fo:margin-top="0cm" fo:margin-bottom="0cm" fo:line-height="150%" fo:text-align="justify" style:justify-single-word="false" fo:text-indent="0cm" style:auto-text-indent="false" style:text-autospace="none"/>
    </style:style>
    <style:style style:name="P82" style:family="paragraph" style:parent-style-name="Titulo_20_2">
      <style:paragraph-properties fo:line-height="150%"/>
    </style:style>
    <style:style style:name="T1" style:family="text">
      <style:text-properties fo:font-size="12pt" style:font-size-asian="12pt" style:font-name-complex="Arial" style:font-size-complex="12pt"/>
    </style:style>
    <style:style style:name="T2" style:family="text">
      <style:text-properties fo:font-size="12pt" style:font-size-asian="12pt" style:font-name-complex="Arial" style:font-size-complex="12pt" style:font-weight-complex="bold"/>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name-complex="Arial" style:font-size-complex="12pt"/>
    </style:style>
    <style:style style:name="T5" style:family="text">
      <style:text-properties fo:font-size="12pt" fo:font-weight="bold" style:font-size-asian="12pt" style:font-weight-asian="bold" style:font-name-complex="Arial" style:font-size-complex="12pt" style:font-weight-complex="bold"/>
    </style:style>
    <style:style style:name="T6" style:family="text">
      <style:text-properties fo:font-size="12pt" fo:font-weight="bold" style:font-size-asian="12pt" style:font-weight-asian="bold"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size="12pt" style:text-underline-style="solid" style:text-underline-width="auto" style:text-underline-color="font-color" style:font-size-asian="12pt" style:font-name-complex="Arial" style:font-size-complex="12pt"/>
    </style:style>
    <style:style style:name="T9" style:family="text">
      <style:text-properties fo:font-size="12pt" style:text-underline-style="solid" style:text-underline-width="auto" style:text-underline-color="font-color" fo:font-weight="bold" style:font-size-asian="12pt" style:font-weight-asian="bold" style:font-size-complex="12pt"/>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fo:font-weight="bold" style:font-size-asian="12pt" style:font-weight-asian="bold" style:font-name-complex="Arial" style:font-size-complex="12pt"/>
    </style:style>
    <style:style style:name="T12" style:family="text">
      <style:text-properties style:font-name="Arial" fo:font-size="11pt" style:font-size-asian="11pt" style:font-name-complex="Arial" style:font-size-complex="11pt"/>
    </style:style>
    <style:style style:name="T13" style:family="text">
      <style:text-properties style:font-name-complex="Arial"/>
    </style:style>
    <style:style style:name="T14" style:family="text">
      <style:text-properties fo:font-size="11pt" style:font-size-asian="11pt" style:font-name-complex="Arial" style:font-size-complex="12pt" style:font-weight-complex="bold"/>
    </style:style>
    <style:style style:name="T15" style:family="text">
      <style:text-properties fo:font-size="11pt" fo:font-style="italic" style:font-size-asian="11pt" style:font-style-asian="italic" style:font-name-complex="Arial" style:font-size-complex="11pt"/>
    </style:style>
    <style:style style:name="T16" style:family="text">
      <style:text-properties fo:font-size="11pt" fo:font-style="italic" style:font-size-asian="11pt" style:font-style-asian="italic" style:font-name-complex="Arial" style:font-size-complex="12pt" style:font-weight-complex="bold"/>
    </style:style>
    <style:style style:name="T17" style:family="text">
      <style:text-properties fo:font-weight="bold" style:font-weight-asian="bold" style:font-name-complex="Arial" style:font-size-complex="12pt"/>
    </style:style>
    <style:style style:name="T18" style:family="text">
      <style:text-properties fo:font-weight="bold" style:letter-kerning="true" style:font-weight-asian="bold"/>
    </style:style>
    <style:style style:name="T19" style:family="text">
      <style:text-properties fo:text-transform="uppercase" fo:font-weight="bold" style:letter-kerning="true" style:font-weight-asian="bold"/>
    </style:style>
    <style:style style:name="T20" style:family="text">
      <style:text-properties fo:text-transform="uppercase" fo:font-weight="bold" style:letter-kerning="true" style:font-weight-asian="bold" style:font-name-complex="Arial" style:font-size-complex="12pt"/>
    </style:style>
    <style:style style:name="T21" style:family="text">
      <style:text-properties style:text-underline-style="solid" style:text-underline-width="auto" style:text-underline-color="font-color"/>
    </style:style>
    <style:style style:name="T22" style:family="text">
      <style:text-properties fo:font-size="14pt" fo:font-weight="bold" style:font-size-asian="14pt" style:font-weight-asian="bold" style:font-size-complex="14pt"/>
    </style:style>
    <style:style style:name="T23" style:family="text">
      <style:text-properties fo:color="#000000" fo:font-size="12pt" style:letter-kerning="true" style:font-size-asian="12pt" style:language-asian="pt" style:country-asian="BR" style:font-name-complex="Arial" style:font-size-complex="12pt"/>
    </style:style>
    <style:style style:name="T24" style:family="text">
      <style:text-properties fo:color="#000000" style:letter-kerning="true" style:font-name-asian="+mn-ea" style:language-asian="pt" style:country-asian="BR" style:font-name-complex="+mn-cs"/>
    </style:style>
    <style:style style:name="T25" style:family="text">
      <style:text-properties fo:font-size="8pt" style:font-size-asian="8pt" style:font-size-complex="8p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319cm" fo:margin-right="0.319cm" style:wrap="run-through" style:number-wrapped-paragraphs="no-limit" style:vertical-pos="from-top" style:vertical-rel="paragraph" style:horizontal-pos="from-left" style:horizontal-rel="paragraph" fo:padding="0.026cm" fo:border="none" draw:ole-draw-aspect="1" draw:visible-area-top="0cm" draw:visible-area-width="3.988cm" draw:visible-area-height="1.341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2" draw:name="Objeto1" text:anchor-type="char" svg:x="4.198cm" svg:y="0.635cm" svg:width="7.137cm" svg:height="2.399cm" draw:z-index="17"><draw:object-ole xlink:href="./Object 1" xlink:type="simple" xlink:show="embed" xlink:actuate="onLoad"/><draw:image xlink:href="./ObjectReplacements/Object 1" xlink:type="simple" xlink:show="embed" xlink:actuate="onLoad"/></draw:frame></text:p>
      <text:p text:style-name="P68"><text:span text:style-name="T10">CENTRO UNIVERSITÁRIO DE BRASÍLIA – UNICEUB<text:line-break/>Faculdade de TECNOLOGIA E CiÊncias sociais – FATECS<text:line-break/></text:span><text:span text:style-name="T12">Curso Superior de Tecnologia em Análise e Desenvolvimento de Sistemas</text:span></text:p>
      <text:p text:style-name="P66"/>
      <text:p text:style-name="P66"/>
      <text:p text:style-name="P66"/>
      <text:p text:style-name="P66"/>
      <text:p text:style-name="P66"/>
      <text:p text:style-name="P66"/>
      <text:p text:style-name="P66"/>
      <text:p text:style-name="P1">Normas para a Elaboração do Projeto Final</text:p>
      <text:p text:style-name="P3"/>
      <text:p text:style-name="P3"/>
      <text:p text:style-name="P3"/>
      <text:p text:style-name="P11"/>
      <text:p text:style-name="P11"/>
      <text:p text:style-name="P11"/>
      <text:p text:style-name="P11"/>
      <text:p text:style-name="P11"/>
      <text:p text:style-name="P11"/>
      <text:p text:style-name="P11"/>
      <text:p text:style-name="Cidade"><text:soft-page-break/><text:span text:style-name="T10">Brasília<text:line-break/>Fevereiro de 2010</text:span></text:p>
      <text:p text:style-name="P72">SUMÁRIO</text:p>
      <text:p text:style-name="P12"/>
      <text:table-of-content text:style-name="Sect1" text:name="Sumário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42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2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5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2">
            <text:index-source-style text:style-name="Titulo_20_2"/>
          </text:index-source-styles>
        </text:table-of-content-source>
        <text:index-body>
          <text:p text:style-name="P70"><text:a xlink:type="simple" xlink:href="#__RefHeading__3_960716621"><text:s/>Apresentação<text:tab/>4</text:a></text:p>
          <text:p text:style-name="P71"><text:a xlink:type="simple" xlink:href="#__RefHeading__5_960716621">Vigência<text:tab/>4</text:a></text:p>
          <text:p text:style-name="P70"><text:a xlink:type="simple" xlink:href="#__RefHeading__7_960716621"><text:s/>Parte I – Considerações Gerais<text:tab/>5</text:a></text:p>
          <text:p text:style-name="P70"><text:a xlink:type="simple" xlink:href="#__RefHeading__9_960716621"><text:s/>1. Objetivo DO PROJETO FINAL<text:tab/>5</text:a></text:p>
          <text:p text:style-name="P70"><text:a xlink:type="simple" xlink:href="#__RefHeading__11_960716621"><text:s/>2. Diretrizes<text:tab/>5</text:a></text:p>
          <text:p text:style-name="P70"><text:a xlink:type="simple" xlink:href="#__RefHeading__13_960716621"><text:s/>3. INTEGRAÇÃO COM A FÁBRICA DO SOFTWARE<text:tab/>6</text:a></text:p>
          <text:p text:style-name="P70"><text:a xlink:type="simple" xlink:href="#__RefHeading__15_960716621"><text:s/>4. Atribuições NO PROJETO<text:tab/>6</text:a></text:p>
          <text:p text:style-name="P71"><text:a xlink:type="simple" xlink:href="#__RefHeading__17_960716621">a. Do Aluno<text:tab/>6</text:a></text:p>
          <text:p text:style-name="P71"><text:a xlink:type="simple" xlink:href="#__RefHeading__19_960716621">b. Do Professor-orientador<text:tab/>7</text:a></text:p>
          <text:p text:style-name="P71"><text:a xlink:type="simple" xlink:href="#__RefHeading__21_960716621">c. Do Coordenador do Projeto-Final<text:tab/>7</text:a></text:p>
          <text:p text:style-name="P71"><text:a xlink:type="simple" xlink:href="#__RefHeading__23_960716621">d. Do Coordenador do Curso<text:tab/>8</text:a></text:p>
          <text:p text:style-name="P70"><text:a xlink:type="simple" xlink:href="#__RefHeading__25_960716621"><text:s/>Parte II – Formato do Projeto Final<text:tab/>9</text:a></text:p>
          <text:p text:style-name="P70"><text:a xlink:type="simple" xlink:href="#__RefHeading__27_960716621"><text:s/>1. A DOCUMENTAÇÃO<text:tab/>9</text:a></text:p>
          <text:p text:style-name="P71"><text:a xlink:type="simple" xlink:href="#__RefHeading__29_960716621">a. Referências<text:tab/>9</text:a></text:p>
          <text:p text:style-name="P71"><text:a xlink:type="simple" xlink:href="#__RefHeading__31_960716621">b. Detalhamento da formatação<text:tab/>9</text:a></text:p>
          <text:p text:style-name="P71"><text:a xlink:type="simple" xlink:href="#__RefHeading__33_960716621">c. Elementos pré-textuais<text:tab/>10</text:a></text:p>
          <text:p text:style-name="P71"><text:a xlink:type="simple" xlink:href="#__RefHeading__35_960716621">d. Elementos textuais<text:tab/>10</text:a></text:p>
          <text:p text:style-name="P71"><text:a xlink:type="simple" xlink:href="#__RefHeading__37_960716621">e. Elementos pós-textuais<text:tab/>10</text:a></text:p>
          <text:p text:style-name="P70"><text:a xlink:type="simple" xlink:href="#__RefHeading__39_960716621"><text:s/>2. Sistemas orientados a objetos<text:tab/>11</text:a></text:p>
          <text:p text:style-name="P71"><text:a xlink:type="simple" xlink:href="#__RefHeading__41_960716621">a. Modelo para PROJETO FINAL I<text:tab/>11</text:a></text:p>
          <text:p text:style-name="P71"><text:a xlink:type="simple" xlink:href="#__RefHeading__43_960716621">b. Modelo para PROJETO FINAL II<text:tab/>13</text:a></text:p>
          <text:p text:style-name="P70"><text:a xlink:type="simple" xlink:href="#__RefHeading__45_960716621"><text:s/>3. Sistemas estruturados<text:tab/>14</text:a></text:p>
          <text:p text:style-name="P71"><text:a xlink:type="simple" xlink:href="#__RefHeading__47_960716621">a. Modelo para PROJETO FINAL I<text:tab/>14</text:a></text:p>
          <text:p text:style-name="P71"><text:a xlink:type="simple" xlink:href="#__RefHeading__49_960716621">b. Modelo para PROJETO FINAL II<text:tab/>16</text:a></text:p>
          <text:p text:style-name="P70"><text:a xlink:type="simple" xlink:href="#__RefHeading__51_960716621"><text:s/>Parte III – Avaliação <text:tab/>17</text:a></text:p>
          <text:p text:style-name="P70"><text:a xlink:type="simple" xlink:href="#__RefHeading__53_960716621"><text:s/>1. PROJETO FINAL i<text:tab/>17</text:a></text:p>
          <text:p text:style-name="P70"><text:a xlink:type="simple" xlink:href="#__RefHeading__55_960716621"><text:s/>2. PROJETO FINAL iI<text:tab/>17</text:a></text:p>
        </text:index-body>
      </text:table-of-content>
      <text:p text:style-name="P15"/>
      <text:p text:style-name="P12"/>
      <text:p text:style-name="P23"/>
      <text:h text:style-name="P57" text:outline-level="1"><text:bookmark text:name="__RefHeading__3_960716621"/>Apresentação<text:bookmark-end text:name="__RefHeading__3_960716621"/></text:h>
      <text:p text:style-name="P2"/>
      <text:p text:style-name="P25">Estas orientações objetivam fornecer um instrumental que auxilie os alunos, na elaboração do trabalho de conclusão do Curso Superior de Formação Específica em Análise de Sistemas, buscando, também, ser um instrumento de padronização dos projetos desenvolvidos ao longo do curso.</text:p>
      <text:p text:style-name="P25">As especificações seguem as Normas da Associação Brasileira de Normas Técnicas ABNT, acrescidas de detalhes de formatação peculiares do Curso.</text:p>
      <text:p text:style-name="P25"/>
      <text:h text:style-name="P62" text:outline-level="2"><text:bookmark text:name="__RefHeading__5_960716621"/>Vigência<text:bookmark-end text:name="__RefHeading__5_960716621"/></text:h>
      <text:p text:style-name="P25">As presentes normas entram em vigor a partir do 1º Semestre de 20010.</text:p>
      <text:p text:style-name="P24"><text:span text:style-name="T1">A implantação do uso da Normas se dará conforme o Quadro Nr. 1.</text:span></text:p>
      <text:p text:style-name="P25"/>
      <text:p text:style-name="P24"><text:span text:style-name="T4">Quadro Nr. 1. Trasnsição para as novas <text:s/>Normas</text:span></text:p>
      <table:table table:name="Tabela1" table:style-name="Tabela1">
        <table:table-column table:style-name="Tabela1.A"/>
        <table:table-column table:style-name="Tabela1.B"/>
        <table:table-row table:style-name="Tabela1.1">
          <table:table-cell table:style-name="Tabela1.A1" office:value-type="string">
            <text:p text:style-name="P6">Alunos matriculados em Projeto Final II no 1º Semestre de 2010</text:p>
          </table:table-cell>
          <table:table-cell table:style-name="Tabela1.B1" office:value-type="string">
            <text:p text:style-name="P6">Devem seguir a norma anterior (versão de Julho de 2009)</text:p>
          </table:table-cell>
        </table:table-row>
        <table:table-row table:style-name="Tabela1.1">
          <table:table-cell table:style-name="Tabela1.A1" office:value-type="string">
            <text:p text:style-name="P6"/>
          </table:table-cell>
          <table:table-cell table:style-name="Tabela1.B1" office:value-type="string">
            <text:p text:style-name="P6"/>
          </table:table-cell>
        </table:table-row>
        <table:table-row table:style-name="Tabela1.1">
          <table:table-cell table:style-name="Tabela1.A1" office:value-type="string">
            <text:p text:style-name="P6">Alunos que já cursaram Projeto Final I mas que não foram aprovados</text:p>
          </table:table-cell>
          <table:table-cell table:style-name="Tabela1.B3" table:number-rows-spanned="2" office:value-type="string">
            <text:p text:style-name="P10">Podem optar por usar a presente norma ou continuar usando a versão anterior (Julho de 2009)</text:p>
          </table:table-cell>
        </table:table-row>
        <table:table-row table:style-name="Tabela1.1">
          <table:table-cell table:style-name="Tabela1.A1" office:value-type="string">
            <text:p text:style-name="P6">Alunos reprovados em Projeto Final II no final 1º semestre de 2010 </text:p>
          </table:table-cell>
          <table:covered-table-cell/>
        </table:table-row>
        <table:table-row table:style-name="Tabela1.1">
          <table:table-cell table:style-name="Tabela1.A1" office:value-type="string">
            <text:p text:style-name="P6"/>
          </table:table-cell>
          <table:table-cell table:style-name="Tabela1.B1" office:value-type="string">
            <text:p text:style-name="P6"/>
          </table:table-cell>
        </table:table-row>
        <table:table-row table:style-name="Tabela1.1">
          <table:table-cell table:style-name="Tabela1.A1" office:value-type="string">
            <text:p text:style-name="P6">Alunos matriculados em Projeto Final I pela primeira vez a partir do 1º semestre de 2010</text:p>
          </table:table-cell>
          <table:table-cell table:style-name="Tabela1.B3" table:number-rows-spanned="3" office:value-type="string">
            <text:p text:style-name="P10">Devem seguir a presente norma (versão de Fevereiro de 2010)</text:p>
          </table:table-cell>
        </table:table-row>
        <table:table-row table:style-name="Tabela1.1">
          <table:table-cell table:style-name="Tabela1.A1" office:value-type="string">
            <text:p text:style-name="P6">Alunos matriculados em Projeto Final II pela primeira vez a partir do 2º semestre de 2010</text:p>
          </table:table-cell>
          <table:covered-table-cell/>
        </table:table-row>
        <table:table-row table:style-name="Tabela1.1">
          <table:table-cell table:style-name="Tabela1.A1" office:value-type="string">
            <text:p text:style-name="P18"><text:span text:style-name="T1">Todos alunos matriculados em Projeto Final a partir do 1º semestre de 2011</text:span></text:p>
          </table:table-cell>
          <table:covered-table-cell/>
        </table:table-row>
      </table:table>
      <text:p text:style-name="P25"/>
      <text:h text:style-name="P60" text:outline-level="1"><text:bookmark text:name="__RefHeading__7_960716621"/>Parte I – Considerações Gerais<text:bookmark-end text:name="__RefHeading__7_960716621"/></text:h>
      <text:p text:style-name="P2"/>
      <text:h text:style-name="Heading_20_1" text:outline-level="1"><text:bookmark text:name="__RefHeading__9_960716621"/><text:span text:style-name="T17">1. </text:span><text:span text:style-name="T20">Objetivo DO PROJETO FINAL</text:span><text:bookmark-end text:name="__RefHeading__9_960716621"/></text:h>
      <text:p text:style-name="Standard"/>
      <text:p text:style-name="P75"><text:span text:style-name="T10">O Projeto Final do Curso Superior de Tecnologia em Análise e Desenvolvimento de Sistemas tem por objetivo a aplicação dos conteúdos ministrados no curso e a prática profissional do aluno em uma situação real controlada.</text:span></text:p>
      <text:p text:style-name="P75"><text:span text:style-name="T10">O Projeto Final foi dividido em 2 (dois) semestres, para permitir ao aluno o aprendizado concreto e a aplicação imediata dos ensinamentos das demais disciplinas ministradas no curso. Assim, são ministradas duas disciplinas, Projeto Final I e , Projeto Final II, ambas voltadas para o fornecimento de conhecimentos práticos que permitirão ao aluno enfrentar de forma competente e segura o mercado de trabalho que está cada vez mais exigente. Durante o desenvolvimento dessas disciplinas, os alunos contarão com o apoio específico de um professor orientador, além do suporte técnico de todos <text:s/>os docentes do curso. </text:span></text:p>
      <text:p text:style-name="P75"><text:span text:style-name="T10">O Projeto Final é desenvolvido para uma organização do mundo real e deve estar relacionado com a área de especialização do aluno. Ao final do curso, o aluno submeterá o seu Projeto para uma Banca Examinadora.</text:span></text:p>
      <text:p text:style-name="P77"/>
      <text:h text:style-name="Heading_20_1" text:outline-level="1"><text:bookmark text:name="__RefHeading__11_960716621"/><text:span text:style-name="T17">2. </text:span><text:span text:style-name="T20">Diretrizes</text:span><text:bookmark-end text:name="__RefHeading__11_960716621"/></text:h>
      <text:p text:style-name="P74"><text:span text:style-name="T10">O aluno, após matriculado em Projeto Final I, deve apresentar um proposta de trabalho ao apresentá-lo ao professor-orientador, a fim de nortear a execução e o acompanhamento do Projeto Final. Ao analisar a proposta o professor-orientador observará as seguintes diretrizes: </text:span></text:p>
      <text:list xml:id="list21368394" text:style-name="WW8Num15">
        <text:list-item>
          <text:p text:style-name="P73"><text:span text:style-name="T11">Complexidade</text:span><text:span text:style-name="T10">: os projetos devem ir além do simples armazenamento e leitura de dados. Os sistemas devem apresentar informações gerenciais, demonstrando a inteligências de suas funcionalidades.</text:span></text:p>
        </text:list-item>
        <text:list-item>
          <text:p text:style-name="P73"><text:span text:style-name="T11">Originalidade</text:span><text:span text:style-name="T10">: as soluções propostas devem ser novas, singulares, não se aceitando projetos previamente existentes. Há expectativa de seja apresentada um grau básico de ineditismo da solução na sua área de atuação e de inovação no uso das técnicas e ferramentas adotadas no desenvolvimento.</text:span></text:p>
        </text:list-item>
        <text:list-item>
          <text:p text:style-name="P73"><text:span text:style-name="T10"><text:s/></text:span><text:span text:style-name="T11">Usuário/Cliente do mundo real</text:span><text:span text:style-name="T10"> – A proposta de projeto preconiza a existência de um usuário/cliente ou empresa promotora (usuária) do projeto. Não são aceitas propostas baseadas em empresas fictícias ou direcionadas </text:span><text:soft-page-break/><text:span text:style-name="T10">para um grupo de clientes não definidos. Deve haver sempre um cliente real que direcione e valide a proposta, mesmo que haja a intenção de demonstrar que a proposta pode ser viável para um grupo maior de usuários/clientes. </text:span></text:p>
        </text:list-item>
        <text:list-item>
          <text:p text:style-name="P73"><text:span text:style-name="T11">Escopo</text:span><text:span text:style-name="T10">: as dimensões do Projeto devem ser compatíveis com o prazo imposto para o desenvolvimento do sistema de informação: dois semestres. </text:span></text:p>
        </text:list-item>
      </text:list>
      <text:p text:style-name="P4"/>
      <text:h text:style-name="Heading_20_1" text:outline-level="1"><text:bookmark text:name="__RefHeading__13_960716621"/><text:span text:style-name="T17">3. </text:span><text:span text:style-name="T20">INTEGRAÇÃO COM A FÁBRICA DO SOFTWARE</text:span><text:bookmark-end text:name="__RefHeading__13_960716621"/></text:h>
      <text:p text:style-name="P77"/>
      <text:p text:style-name="P75"><text:span text:style-name="T10">Os melhores trabalhos de Projeto Final, defendidos e aprovados em Banca Examinadora,serão selecionados pelo colegiado do curso para encaminhamento para a Fábrica de Software do UniCeub. Os trabalhos gerarão ordens de serviço que poderão ser executadas por alunos do curso de Análise de Sistemas matriculados nas disciplinas de linguagem de programação. </text:span></text:p>
      <text:p text:style-name="P76"/>
      <text:h text:style-name="Heading_20_1" text:outline-level="1"><text:bookmark text:name="__RefHeading__15_960716621"/><text:span text:style-name="T20">4. Atribuições NO PROJETO</text:span><text:bookmark-end text:name="__RefHeading__15_960716621"/></text:h>
      <text:p text:style-name="P77"/>
      <text:p text:style-name="P82"><text:bookmark text:name="__RefHeading__17_960716621"/>a. <text:span text:style-name="T21">Do Aluno</text:span><text:bookmark-end text:name="__RefHeading__17_960716621"/></text:p>
      <text:p text:style-name="P78"><text:span text:style-name="T10">•<text:tab/>Matricular-se nas disciplinas Projeto Final I e II, conforme estabelecido no calendário acadêmico e grade curricular do curso.</text:span></text:p>
      <text:p text:style-name="P78"><text:span text:style-name="T10">•<text:tab/>Selecionar a área de atuação de seu Projeto Final, contatar e indicar uma empresa que seja a usuária do seu projeto.</text:span></text:p>
      <text:p text:style-name="P78"><text:span text:style-name="T10">•<text:tab/>Elaborar o planejamento do Projeto, incluindo um cronograma de desenvolvimento sob a orientação do professor-orientador.</text:span></text:p>
      <text:p text:style-name="P78"><text:span text:style-name="T10">•<text:tab/>Desenvolver as atividades fixadas no planejamento do projeto sob a orientação do professor-orientador.</text:span></text:p>
      <text:p text:style-name="P79">•<text:tab/>Reunir, durante a elaboração do Projeto, todos os dados, levantamentos, fontes de referência, análises efetuadas, minutas de relatório, etc., respeitando o sigilo dos documentos do órgão promotor, de forma a facilitar o desenvolvimento de seu trabalho acadêmico.</text:p>
      <text:p text:style-name="P79">•<text:tab/>Comparecer às reuniões de orientação agendadas, apresentando as atividades/documentos solicitados pelo professor orientador.</text:p>
      <text:p text:style-name="P78"><text:span text:style-name="T10">•<text:tab/>Entregar duas cópias impressas do seu projeto para avaliação dos professores examinadores com uma antecedência mínima de 3 dias úteis.</text:span></text:p>
      <text:p text:style-name="P78"><text:soft-page-break/><text:span text:style-name="T10">•<text:tab/>Solicitar na Secretaria de Apoio a reserva de laboratório e equipamentos para sua apresentação, com antecedência mínima de 05 (cinco) dias úteis. Verificar o funcionamento e instalar softwares adicionais, se for o caso.</text:span></text:p>
      <text:p text:style-name="P77"/>
      <text:h text:style-name="P63" text:outline-level="2"><text:bookmark text:name="__RefHeading__19_960716621"/><text:span text:style-name="T3">b. </text:span><text:span text:style-name="T7">Do Professor-orientador</text:span><text:bookmark-end text:name="__RefHeading__19_960716621"/></text:h>
      <text:p text:style-name="P78"><text:span text:style-name="T10">•<text:tab/>Acompanhar os alunos, individualmente ou em duplas, no desenvolvimento das atividades fixadas no planejamento do Projeto, bem como auxiliá-los quanto às providências que os mesmos deverão adotar com relação aos levantamentos, fontes de consulta, análises e documentos a serem elaborados e procedimentos administrativos.</text:span></text:p>
      <text:p text:style-name="P78"><text:span text:style-name="T10">•<text:tab/>Supervisionar a execução das atividades do aluno, contatando a empresa promotora sempre que julgar necessário, para a obtenção de informações complementares.</text:span></text:p>
      <text:p text:style-name="P78"><text:span text:style-name="T10">•<text:tab/>Registrar os resultados das reuniões de acompanhamento de Projeto Final realizadas, efetuando anotações sobre recomendações mais relevantes e comunicando aos alunos, as críticas, sugestões e novas tarefas, com relação aos produtos intermediários ou tarefas realizadas, observadas em cada reunião de acompanhamento.</text:span></text:p>
      <text:p text:style-name="P79">•<text:tab/>Avaliar o desenvolvimento do Projeto.</text:p>
      <text:p text:style-name="P79">•<text:tab/>Manter atualizado o cadastro de orientandos/projetos.</text:p>
      <text:p text:style-name="P78"><text:span text:style-name="T10">•<text:tab/>Encaminhar à Coordenação do Projeto Final os resultados parciais e finais, com o as anotações de presença e as respectivas menções.</text:span></text:p>
      <text:p text:style-name="P77"/>
      <text:h text:style-name="P63" text:outline-level="2"><text:bookmark text:name="__RefHeading__21_960716621"/><text:span text:style-name="T3">c. </text:span><text:span text:style-name="T7">Do </text:span><text:span text:style-name="T8">Coordenador do Projeto-Final</text:span><text:bookmark-end text:name="__RefHeading__21_960716621"/></text:h>
      <text:p text:style-name="P79">•<text:tab/>Divulgar o calendário das bancas e as menções.</text:p>
      <text:p text:style-name="P79">•<text:tab/>Controlar a reserva de laboratório e equipamentos.</text:p>
      <text:p text:style-name="P79">•<text:tab/>Preparar a documentação administrativa e colocá-la à disposição dos professores e demais envolvidos com a disciplina.</text:p>
      <text:p text:style-name="P79">•<text:tab/>Alocar os professores orientadores aos alunos regularmente matriculados.</text:p>
      <text:p text:style-name="P79">•<text:tab/>Agendar as bancas de avaliação e convocar os professores participantes das bancas.</text:p>
      <text:p text:style-name="P79">•<text:tab/>Zelar pelo cumprimento da atividades e prazos determinados.</text:p>
      <text:p text:style-name="P78"><text:soft-page-break/><text:span text:style-name="T10">•<text:tab/>Receber os relatórios de acompanhamento e de avaliação <text:s/>das atividades do Projeto Final .</text:span></text:p>
      <text:p text:style-name="P78"><text:span text:style-name="T10">•<text:tab/>Compor as Bancas Examinadoras e o seu calendário de trabalho.</text:span></text:p>
      <text:p text:style-name="P78"><text:span text:style-name="T10">•<text:tab/>Deferir sobre mudanças de orientador, temas de projetos e parcerias, ouvidos os envolvidos. .</text:span></text:p>
      <text:p text:style-name="P78"><text:span text:style-name="T10">•<text:tab/>Dirimir as dúvidas na aplicação das presentes normas.</text:span></text:p>
      <text:p text:style-name="P79"/>
      <text:h text:style-name="P63" text:outline-level="2"><text:bookmark text:name="__RefHeading__23_960716621"/><text:span text:style-name="T3">d. </text:span><text:span text:style-name="T7">Do </text:span><text:span text:style-name="T8">Coordenador do Curso</text:span><text:bookmark-end text:name="__RefHeading__23_960716621"/></text:h>
      <text:p text:style-name="P78"><text:span text:style-name="T10">•<text:tab/>Receber e avaliar as propostas de atualização e de revisão das presentes normas, de acordo com o Projeto Pedagógico do Curso. </text:span></text:p>
      <text:p text:style-name="P78"><text:span text:style-name="T10">•<text:tab/>Decidir sobre as situações que envolvam o Projeto Final e que não estão previstos nas suas normas. </text:span></text:p>
      <text:p text:style-name="P79"/>
      <text:h text:style-name="P59" text:outline-level="1"><text:bookmark text:name="__RefHeading__25_960716621"/><text:span text:style-name="T22">Parte II – Formato do Projeto Final</text:span><text:bookmark-end text:name="__RefHeading__25_960716621"/></text:h>
      <text:p text:style-name="P13"/>
      <text:p text:style-name="P26"><text:span text:style-name="T1">O trabalho é dividido em duas partes. No primeiro semestre, na disciplina de Projeto Final I, o aluno apresenta a solução ideal para a solução do problema proposto (Projeto Lógico). No segundo semestre, na disciplina de Projeto Final II, <text:s/>deve ser apresentada a especificação para a implantação da solução (Projeto Físico) e um Protótipo Funcional. A implementação das principais funções visa demonstrar a viabilidade técnica da proposta. </text:span></text:p>
      <text:p text:style-name="P26"><text:span text:style-name="T1">A seguir são apresentados tópicos que devem compor cada um destes documentos.</text:span></text:p>
      <text:p text:style-name="P27"/>
      <text:h text:style-name="Heading_20_1" text:outline-level="1"><text:bookmark text:name="__RefHeading__27_960716621"/><text:span text:style-name="T20">1. A DOCUMENTAÇÃO</text:span><text:bookmark-end text:name="__RefHeading__27_960716621"/></text:h>
      <text:p text:style-name="Standard"/>
      <text:p text:style-name="P82"><text:bookmark text:name="__RefHeading__29_960716621"/>a. <text:span text:style-name="T21">Referências</text:span><text:bookmark-end text:name="__RefHeading__29_960716621"/></text:p>
      <text:p text:style-name="P28"><text:span text:style-name="T1">Devem ser observadas as Normas ABNT NBR 14724, Trabalhos acadêmicos – Apresentação, NBR 6023, Referências – Elaboração e a NBR 10520 - <text:s/>Citações em documentos – Apresentação.</text:span></text:p>
      <text:p text:style-name="P82"><text:bookmark text:name="__RefHeading__31_960716621"/>b. <text:span text:style-name="T21">Detalhamento da formatação</text:span><text:bookmark-end text:name="__RefHeading__31_960716621"/></text:p>
      <text:p text:style-name="P29"><text:span text:style-name="T23">• Páginas no formato A4. </text:span></text:p>
      <text:p text:style-name="P29"><text:span text:style-name="T23">• Texto em preto, exceto ilustrações. </text:span></text:p>
      <text:p text:style-name="P30">• Fonte tamanho 12 para o texto. </text:p>
      <text:p text:style-name="P30">• Fonte tamanho 10 para citações diretas com mais de três linhas e notas de rodapé, números de página e legendas. </text:p>
      <text:p text:style-name="P30">• Margem esquerda e superior de 3 cm; direita e inferior de 2 cm. </text:p>
      <text:p text:style-name="P29"><text:span text:style-name="T23">• Espaçamento entrelinhas 1,5 para o </text:span></text:p>
      <text:p text:style-name="P30">• Espaçamento simples para: citações diretas com mais de três linhas, notas de rodapé, referências, legendas e ilustrações, tabelas e termo de aprovação. </text:p>
      <text:p text:style-name="P30">• As referências devem ser separadas por espaçamento duplo. </text:p>
      <text:p text:style-name="P30">• Na folha de rosto alinhar o termo de aprovação a 8 cm da margem esquerda. </text:p>
      <text:p text:style-name="P30">• Separar as notas de rodapé do texto por filete de 3 cm. </text:p>
      <text:p text:style-name="P30">• O indicativo numérico de cada seção é separado do texto por um espaço. Não utilizar sinais gráficos. </text:p>
      <text:p text:style-name="P30">• Os títulos das seções sem indicativo numérico devem ser centralizados (Folha de aprovação, dedicatória e epígrafe). </text:p>
      <text:p text:style-name="P30"><text:soft-page-break/>• Contar todas as folhas a partir da folha de rosto. A numeração será aparente a partir da introdução. </text:p>
      <text:p text:style-name="P29"><text:span text:style-name="T23">• A numeração das páginas deve ser apresentada a partir da Introdução no canto superior direito. </text:span></text:p>
      <text:p text:style-name="P30">• Adotar numeração progressiva no texto. </text:p>
      <text:p text:style-name="P29"><text:span text:style-name="T23">• O Sumário deve ser formatado em espaço um, compondo um único parágrafo com até 250 palavras.</text:span></text:p>
      <text:p text:style-name="P30">• Iniciar cada capítulo em folha distinta. </text:p>
      <text:p text:style-name="P30">• Destacar as seções com recursos tipográficos </text:p>
      <text:p text:style-name="P30">• Siglas e abreviaturas, na primeira ocorrência, devem aparecer por extenso, seguido da sigla entre parênteses. </text:p>
      <text:p text:style-name="P30">• As legendas das ilustrações são inseridas abaixo da mesma, precedidas do tipo da ilustração e numeração. </text:p>
      <text:p text:style-name="P30">• As tabelas seguem norma do IBGE </text:p>
      <text:p text:style-name="P82"><text:bookmark text:name="__RefHeading__33_960716621"/>c. <text:span text:style-name="T21">Elementos pré-textuais</text:span><text:bookmark-end text:name="__RefHeading__33_960716621"/></text:p>
      <text:p text:style-name="P31"><text:span text:style-name="T23">• Capa </text:span></text:p>
      <text:p text:style-name="P32">• Folha de rosto </text:p>
      <text:p text:style-name="P32">• Folha de aprovação </text:p>
      <text:p text:style-name="P31"><text:span text:style-name="T23">• Dedicatória (opcional)</text:span></text:p>
      <text:p text:style-name="P31"><text:span text:style-name="T23">• Agradecimento (opcional) </text:span></text:p>
      <text:p text:style-name="P32">• Resumo </text:p>
      <text:p text:style-name="P31"><text:span text:style-name="T23">• Resumo em língua estrangeira (opcional)</text:span></text:p>
      <text:p text:style-name="P31"><text:span text:style-name="T23">• Lista de ilustrações (se existirem)</text:span></text:p>
      <text:p text:style-name="P31"><text:span text:style-name="T23">• Lista de tabelas (se existirem) </text:span></text:p>
      <text:p text:style-name="P31"><text:span text:style-name="T23">• Lista de abreviaturas e siglas (se existirem)</text:span></text:p>
      <text:p text:style-name="P31"><text:span text:style-name="T23">• Sumário (índice)</text:span></text:p>
      <text:p text:style-name="P82"><text:bookmark text:name="__RefHeading__35_960716621"/>d. <text:span text:style-name="T21">Elementos textuais</text:span><text:bookmark-end text:name="__RefHeading__35_960716621"/></text:p>
      <text:p text:style-name="P27">Devem seguir os modelos dos Sistemas Orientados a Objetos (item 2) e Sistemas Estruturados (item3).</text:p>
      <text:p text:style-name="P82"><text:bookmark text:name="__RefHeading__37_960716621"/>e. <text:span text:style-name="T21">Elementos pós-textuais</text:span><text:bookmark-end text:name="__RefHeading__37_960716621"/></text:p>
      <text:p text:style-name="P33"><text:span text:style-name="T1">• Referências Bibliográficas</text:span></text:p>
      <text:p text:style-name="P33"><text:span text:style-name="T1">• Glossário </text:span><text:span text:style-name="T23">(opcional)</text:span></text:p>
      <text:p text:style-name="P33"><text:span text:style-name="T1">• Apêndice </text:span><text:span text:style-name="T23">(opcional)</text:span></text:p>
      <text:p text:style-name="P33"><text:span text:style-name="T1">• Anexo </text:span><text:span text:style-name="T23">(opcional)</text:span></text:p>
      <text:h text:style-name="P58" text:outline-level="1"><text:bookmark text:name="__RefHeading__39_960716621"/><text:bookmark-start text:name="OLE_LINK2"/><text:bookmark-start text:name="OLE_LINK1"/><text:soft-page-break/><text:span text:style-name="T20">2. Sistemas orientados a objetos</text:span><text:bookmark-end text:name="__RefHeading__39_960716621"/></text:h>
      <text:p text:style-name="P34"><text:span text:style-name="T1">Os projetos desenvolvidos de acordo com a técnica orientada a objetos deverão detalhar os itens abaixo. São relacionados separadamente os itens a serem apresentados no Projeto Final I e no Projeto Final II. </text:span></text:p>
      <text:p text:style-name="Standard"/>
      <text:h text:style-name="P64" text:outline-level="2"><text:bookmark text:name="__RefHeading__41_960716621"/><text:span text:style-name="T6">a. </text:span><text:span text:style-name="T9">Modelo para PROJETO FINAL I</text:span><text:bookmark-end text:name="__RefHeading__41_960716621"/></text:h>
      <text:p text:style-name="P34"><text:bookmark-end text:name="OLE_LINK2"/><text:bookmark-end text:name="OLE_LINK1"/><text:span text:style-name="T1">Os trabalhos de Projeto Final I orientado a objetos devem incluir os itens abaixo relacionados.</text:span></text:p>
      <text:p text:style-name="P5">-----------------------------------------------------------------------------------------------------------------</text:p>
      <text:p text:style-name="P17"><text:span text:style-name="T5">1. INTRODUÇÃO</text:span></text:p>
      <text:p text:style-name="P37"><text:span text:style-name="T15">Apresentação do trabalho e do problema na sua atualidade e o no seu contexto (teórico, histórico, legal) no universo do conhecimento considerado. Fornecer uma visão externa da organização estudada. Se for o caso, incluir definições básicas para o entendimento do projeto.Defender a motivação para a escolha do tema.. Diferencial da proposta e relevância (importância) do projeto proposto.</text:span></text:p>
      <text:p text:style-name="P38"/>
      <text:p text:style-name="P16"><text:span text:style-name="T4">2. DEFINIÇÃO DO SISTEMA</text:span></text:p>
      <text:p text:style-name="P39"><text:span text:style-name="T1">2.1. ANÁLISE INSTITUCIONAL – VISÃO GERAL</text:span></text:p>
      <text:p text:style-name="P43"><text:span text:style-name="T1">2.1.1 A empresa</text:span></text:p>
      <text:p text:style-name="P43"><text:span text:style-name="T1">2.1.2 O negócio</text:span></text:p>
      <text:p text:style-name="P43"><text:span text:style-name="T1">2.1.3 A organização – visão geral </text:span></text:p>
      <text:p text:style-name="P39"><text:span text:style-name="T1">2.2. ANÁLISE FUNCIONAL - VISÃO ESPECÍFICA</text:span></text:p>
      <text:p text:style-name="P43"><text:span text:style-name="T1">2.2.1 Áreas envolvidas</text:span></text:p>
      <text:p text:style-name="P43"><text:span text:style-name="T1">2.2.2 Descrição dos processos atuais</text:span></text:p>
      <text:p text:style-name="P43"><text:span text:style-name="T1">2.2.3 Mapeamento dos processos atuais</text:span></text:p>
      <text:p text:style-name="P43"><text:span text:style-name="T1">2.2.4 Identificação dos problemas</text:span></text:p>
      <text:p text:style-name="P39"><text:span text:style-name="T1">2.3. PROPOSTA DE SOLUÇÃO</text:span></text:p>
      <text:p text:style-name="P43"><text:span text:style-name="T1">2.3.1 Objetivo do Projeto (Geral e específicos)</text:span></text:p>
      <text:p text:style-name="P43"><text:span text:style-name="T1">2.3.2 Restrições técnicas e Administrativas</text:span></text:p>
      <text:p text:style-name="P43"><text:span text:style-name="T1">2.3.3 Premissas</text:span></text:p>
      <text:p text:style-name="P43"><text:span text:style-name="T1">2.3.4 Metodologia</text:span></text:p>
      <text:p text:style-name="P43"><text:span text:style-name="T1">2.3.5 Usuários do sistema</text:span></text:p>
      <text:p text:style-name="P43"><text:span text:style-name="T1">2.3.6 Sistemas similares</text:span></text:p>
      <text:p text:style-name="P45">2.3.7 Cronograma do Projeto</text:p>
      <text:p text:style-name="P45"><text:soft-page-break/></text:p>
      <text:p text:style-name="P16"><text:span text:style-name="T4">3. DEFINIÇÃO DOS REQUISITOS</text:span></text:p>
      <text:p text:style-name="P42">3.1. INTRODUÇÃO</text:p>
      <text:p text:style-name="P44"><text:span text:style-name="T1">3.1.1 Objetivo do documento de definição de requisitos</text:span></text:p>
      <text:p text:style-name="P44"><text:span text:style-name="T1">3.1.2 Definições, Acrônimos e Abreviações</text:span></text:p>
      <text:p text:style-name="P44"><text:span text:style-name="T1">3.1.3 Processo de elicitação</text:span></text:p>
      <text:p text:style-name="P47">3.2 REQUISITOS</text:p>
      <text:p text:style-name="P26"><text:span text:style-name="T1">3.3.1 Requisitos Funcionais</text:span></text:p>
      <text:p text:style-name="P26"><text:span text:style-name="T1">3.3.2 Requisitos Complementares</text:span></text:p>
      <text:p text:style-name="P26"><text:span text:style-name="T1">3.3.3 Regras de Negócio</text:span></text:p>
      <text:p text:style-name="P47">3.4. LISTA DE MENSAGENS</text:p>
      <text:p text:style-name="P47">3.5. ATRIBUTOS</text:p>
      <text:p text:style-name="P47">3.6. RASTREABILIDADE</text:p>
      <text:p text:style-name="P26"><text:span text:style-name="T1">3.6.1. Requisitos Funcionais X <text:s/>Complementares</text:span></text:p>
      <text:p text:style-name="P26"><text:span text:style-name="T1">3.6.2. Requisitos Funcionais X <text:s/>Regras de Negócio</text:span></text:p>
      <text:p text:style-name="P26"><text:span text:style-name="T1">3.6.3. Requisitos Funcionais X <text:s/>Prioridade</text:span></text:p>
      <text:p text:style-name="P26"><text:span text:style-name="T1">3.6.4. Requisitos Funcionais X <text:s/>Objetivos Específicos</text:span></text:p>
      <text:p text:style-name="P26"><text:span text:style-name="T1">3.6.5. Módulos X Usuários</text:span></text:p>
      <text:p text:style-name="P46"><text:span text:style-name="T1">3.7. PERFIS E PERMISSÕES</text:span></text:p>
      <text:p text:style-name="P27">3.7.1 Lista de Usuários</text:p>
      <text:p text:style-name="P26"><text:span text:style-name="T1">3.7.2 Quadro de Permissões</text:span></text:p>
      <text:p text:style-name="P40"><text:span text:style-name="T1">3.8. Requisitos Não-Funcionais</text:span></text:p>
      <text:p text:style-name="P40"><text:span text:style-name="T1">3.9. Análise de Riscos</text:span></text:p>
      <text:p text:style-name="P40"><text:span text:style-name="T1">3.10. Protótipo Não Funcional</text:span></text:p>
      <text:p text:style-name="P42"/>
      <text:p text:style-name="P16"><text:span text:style-name="T4">4. PROPOSTA <text:s/>DE SOLUÇÃO (PROJETO BÁSICO)</text:span></text:p>
      <text:p text:style-name="P40"><text:span text:style-name="T1">4.1 Diagrama de Casos de Uso</text:span></text:p>
      <text:p text:style-name="P40"><text:span text:style-name="T1">4.2 Diagrama de Classes de Domínio</text:span></text:p>
      <text:p text:style-name="P40"><text:span text:style-name="T1">4.3 Diagrama de Classes</text:span></text:p>
      <text:p text:style-name="P40"><text:span text:style-name="T1">4.4 Modelo de Entidades e Relacionamento Lógico</text:span></text:p>
      <text:p text:style-name="P5">-----------------------------------------------------------------------------------------------------------------</text:p>
      <text:h text:style-name="P65" text:outline-level="2"><text:bookmark text:name="__RefHeading__43_960716621"/><text:span text:style-name="T6">b. </text:span><text:span text:style-name="T9">Modelo para PROJETO FINAL II</text:span><text:bookmark-end text:name="__RefHeading__43_960716621"/></text:h>
      <text:p text:style-name="P34"><text:span text:style-name="T1">Os trabalhos de Projeto Final II orientados a objetos devem incluir os itens:</text:span></text:p>
      <text:p text:style-name="P5">-----------------------------------------------------------------------------------------------------------------</text:p>
      <text:p text:style-name="P16"><text:span text:style-name="T4">5. MODELOS DO SISTEMA</text:span></text:p>
      <text:p text:style-name="P49"><text:span text:style-name="T2">5.1 Dicionário de Dados Lógico (Classes)</text:span></text:p>
      <text:p text:style-name="P49"><text:span text:style-name="T2">5.2 Descrição dos Casos de Uso</text:span></text:p>
      <text:p text:style-name="P51"><text:span text:style-name="T1">5.3 </text:span><text:span text:style-name="T2">Diagramas de Seqüência </text:span></text:p>
      <text:p text:style-name="P51"><text:span text:style-name="T2">5.4 Modelo de Entidades e Relacionamentos (MER) Físico</text:span></text:p>
      <text:p text:style-name="P49"><text:span text:style-name="T2">5.5 Dicionário de Dados Físico (Tabelas)</text:span></text:p>
      <text:p text:style-name="P52"/>
      <text:p text:style-name="P16"><text:span text:style-name="T4">6. PROJETO FÍSCO DO SISTEMA</text:span></text:p>
      <text:p text:style-name="P49"><text:span text:style-name="T2">6.1 Estimativas: </text:span><text:span text:style-name="T16">Apresentar e justificar as estimativas referentes à complexidade, aos custos e ao tempo do projeto. Revisão do cronograma do projeto com as responsabilidades dos envolvidos. Demonstrar a viabilidade financeira da proposta (análise de custos X benefícios).</text:span></text:p>
      <text:p text:style-name="P49"><text:span text:style-name="T2">6.2 Arquitetura do sistema:</text:span><text:span text:style-name="T24"> </text:span><text:span text:style-name="T16">centralizada, descentralizada (cliente/servidor ou verdadeiramente distribuído. Diagrama de Componentes e Instalação. Descrição e detalhamento da rede, do hardware, do software e do pessoal necessários</text:span><text:span text:style-name="T14">.</text:span></text:p>
      <text:p text:style-name="P49"><text:span text:style-name="T2">6.3 Segurança física e lógica: </text:span><text:span text:style-name="T16">controles de acesso, visões, permissões, registros (log), recuperação em caso de falhas, proteção do ambiente</text:span></text:p>
      <text:p text:style-name="P49"><text:span text:style-name="T2">6.4 Projeto de Interfaces: </text:span><text:span text:style-name="T16">Telas, relatórios, boletins de entrada de dados</text:span></text:p>
      <text:p text:style-name="P50"/>
      <text:p text:style-name="P81"><text:span text:style-name="T4">7. CONCLUSÃO</text:span><text:span text:style-name="T15"> Retomada e avaliação dos objetivos propostos em relação aos resultados alcançados. Experiências no desenvolvimento do projeto e com os resultados obtidos. Sugestões para trabalhos futuros. </text:span></text:p>
      <text:p text:style-name="P14"/>
      <text:p text:style-name="P14">BIBLIOGRAFIA</text:p>
      <text:p text:style-name="P14">ANEXOS</text:p>
      <text:p text:style-name="P14">APÊNDICES</text:p>
      <text:p text:style-name="P14">PROTÓTIPO FUNCIONAL (entregue em meio magnético)</text:p>
      <text:list xml:id="list21368190" text:style-name="WW8Num5">
        <text:list-item>
          <text:p text:style-name="P19"><text:span text:style-name="T15">O Protótipo funcional tem a finalidade de demonstrar a viabilidade técnica das principais funções do sistema proposto.</text:span></text:p>
        </text:list-item>
        <text:list-item>
          <text:p text:style-name="P19"><text:span text:style-name="T15">O protótipo deverá estar voltado para as atividades essenciais do sistema e não somente para as funcionais meramente custodiais (manter cadastros).</text:span></text:p>
        </text:list-item>
      </text:list>
      <text:h text:style-name="P61" text:outline-level="1"><text:bookmark text:name="__RefHeading__45_960716621"/><text:span text:style-name="T18">3. </text:span><text:span text:style-name="T19">Sistemas estruturados</text:span><text:bookmark-end text:name="__RefHeading__45_960716621"/></text:h>
      <text:p text:style-name="P36">Os projetos desenvolvidos de acordo com a técnica estruturada deverão detalhar os itens abaixo. São relacionados separadamente os itens a serem apresentados no Projeto Final I e no Projeto Final II. </text:p>
      <text:p text:style-name="Standard"/>
      <text:h text:style-name="P64" text:outline-level="2"><text:bookmark text:name="__RefHeading__47_960716621"/><text:span text:style-name="T6">a. </text:span><text:span text:style-name="T9">Modelo para PROJETO FINAL I</text:span><text:bookmark-end text:name="__RefHeading__47_960716621"/></text:h>
      <text:p text:style-name="P36">Os trabalhos de Projeto Final I estruturados devem incluir os itens abaixo relacionados.</text:p>
      <text:p text:style-name="P5">-----------------------------------------------------------------------------------------------------------------</text:p>
      <text:p text:style-name="P17"><text:span text:style-name="T5">1. INTRODUÇÃO</text:span></text:p>
      <text:p text:style-name="P37"><text:span text:style-name="T15">Apresentação do trabalho e do problema na sua atualidade e o no seu contexto (teórico, histórico, legal) no universo do conhecimento considerado. Fornecer uma visão externa da organização estudada. Se for o caso, incluir definições básicas para o entendimento do projeto.Defender a motivação para a escolha do tema.. Diferencial da proposta e relevância (importância) do projeto proposto.</text:span></text:p>
      <text:p text:style-name="P38"/>
      <text:p text:style-name="P16"><text:span text:style-name="T4">2. DEFINIÇÃO DO SISTEMA</text:span></text:p>
      <text:p text:style-name="P39"><text:span text:style-name="T1">2.1. ANÁLISE INSTITUCIONAL – VISÃO GERAL</text:span></text:p>
      <text:p text:style-name="P43"><text:span text:style-name="T1">2.1.1 A empresa</text:span></text:p>
      <text:p text:style-name="P45">2.1.2 O negócio</text:p>
      <text:p text:style-name="P43"><text:span text:style-name="T1">2.1.3 A organização – visão geral </text:span></text:p>
      <text:p text:style-name="P39"><text:span text:style-name="T1">2.2. ANÁLISE FUNCIONAL - VISÃO ESPECÍFICA</text:span></text:p>
      <text:p text:style-name="P43"><text:span text:style-name="T1">2.2.1 Áreas envolvidas</text:span></text:p>
      <text:p text:style-name="P43"><text:span text:style-name="T1">2.2.2 Descrição dos processos atuais</text:span></text:p>
      <text:p text:style-name="P43"><text:span text:style-name="T1">2.2.3 Mapeamento dos processos atuais</text:span></text:p>
      <text:p text:style-name="P43"><text:span text:style-name="T1">2.2.4 Identificação dos problemas</text:span></text:p>
      <text:p text:style-name="P41">2.3. PROPOSTA DE SOLUÇÃO</text:p>
      <text:p text:style-name="P43"><text:span text:style-name="T1">2.3.1 Objetivo do Projeto (Geral e específicos)</text:span></text:p>
      <text:p text:style-name="P43"><text:span text:style-name="T1">2.3.2 Restrições técnicas e Administrativas</text:span></text:p>
      <text:p text:style-name="P43"><text:span text:style-name="T1">2.3.3 Premissas</text:span></text:p>
      <text:p text:style-name="P43"><text:span text:style-name="T1">2.3.4 Metodologia</text:span></text:p>
      <text:p text:style-name="P43"><text:span text:style-name="T1">2.3.5 Usuários do sistema</text:span></text:p>
      <text:p text:style-name="P43"><text:span text:style-name="T1">2.3.6 Sistemas similares</text:span></text:p>
      <text:p text:style-name="P45">2.3.7 Cronograma do Projeto</text:p>
      <text:p text:style-name="P45"><text:soft-page-break/></text:p>
      <text:p text:style-name="P16"><text:span text:style-name="T4">3. DEFINIÇÃO DOS REQUISITOS</text:span></text:p>
      <text:p text:style-name="P42">3.1. INTRODUÇÃO</text:p>
      <text:p text:style-name="P44"><text:span text:style-name="T1">3.1.1 Objetivo do documento de definição de requisitos</text:span></text:p>
      <text:p text:style-name="P44"><text:span text:style-name="T1">3.1.2 Definições, Acrônimos e Abreviações</text:span></text:p>
      <text:p text:style-name="P44"><text:span text:style-name="T1">3.1.3 Processo de elicitação</text:span></text:p>
      <text:p text:style-name="P47">3.2 REQUISITOS</text:p>
      <text:p text:style-name="P26"><text:span text:style-name="T1">3.3.1 Requisitos Funcionais</text:span></text:p>
      <text:p text:style-name="P26"><text:span text:style-name="T1">3.3.2 Requisitos Complementares</text:span></text:p>
      <text:p text:style-name="P26"><text:span text:style-name="T1">3.3.3 Regras de Negócio</text:span></text:p>
      <text:p text:style-name="P47">3.4. LISTA DE MENSAGENS</text:p>
      <text:p text:style-name="P47">3.5. ATRIBUTOS</text:p>
      <text:p text:style-name="P47">3.6. RASTREABILIDADE</text:p>
      <text:p text:style-name="P26"><text:span text:style-name="T1">3.6.1. Requisitos Funcionais X <text:s/>Complementares</text:span></text:p>
      <text:p text:style-name="P26"><text:span text:style-name="T1">3.6.2. Requisitos Funcionais X <text:s/>Regras de Negócio</text:span></text:p>
      <text:p text:style-name="P26"><text:span text:style-name="T1">3.6.3. Requisitos Funcionais X <text:s/>Prioridade</text:span></text:p>
      <text:p text:style-name="P26"><text:span text:style-name="T1">3.6.4. Requisitos Funcionais X <text:s/>Objetivos Específicos</text:span></text:p>
      <text:p text:style-name="P26"><text:span text:style-name="T1">3.6.5. Módulos X Usuários</text:span></text:p>
      <text:p text:style-name="P46"><text:span text:style-name="T1">3.7. PERFIS E PERMISSÕES</text:span></text:p>
      <text:p text:style-name="P27">3.7.1 Lista de Usuários</text:p>
      <text:p text:style-name="P27">3.7.2 Quadro de Permissões</text:p>
      <text:p text:style-name="P40"><text:span text:style-name="T1">3.8. Requisitos Não-Funcionais</text:span></text:p>
      <text:p text:style-name="P40"><text:span text:style-name="T1">3.9. Análise de Riscos</text:span></text:p>
      <text:p text:style-name="P40"><text:span text:style-name="T1">3.10. Protótipo Não Funcional</text:span></text:p>
      <text:p text:style-name="P42"/>
      <text:p text:style-name="P16"><text:span text:style-name="T4">4. PROPOSTA <text:s/>DE SOLUÇÃO (PROJETO BÁSICO)</text:span></text:p>
      <text:p text:style-name="P42">4.1 Digrama de Contexto</text:p>
      <text:p text:style-name="P42">4.2 Diagrama de Fluxo de Dados Nível 0</text:p>
      <text:p text:style-name="P42">4.3 Modelo de Entidades e Relacionamento Conceitual</text:p>
      <text:p text:style-name="P42">4.4 Modelo de Entidades e Relacionamento Lógico</text:p>
      <text:p text:style-name="P5">-----------------------------------------------------------------------------------------------------------------</text:p>
      <text:h text:style-name="P65" text:outline-level="2"><text:bookmark text:name="__RefHeading__49_960716621"/><text:span text:style-name="T6">b. </text:span><text:span text:style-name="T9">Modelo para PROJETO FINAL II</text:span><text:bookmark-end text:name="__RefHeading__49_960716621"/></text:h>
      <text:p text:style-name="P36">Os trabalhos de Projeto Final II orientados a objetos devem incluir os itens:</text:p>
      <text:p text:style-name="P5">-----------------------------------------------------------------------------------------------------------------</text:p>
      <text:p text:style-name="P16"><text:span text:style-name="T4">5. MODELOS DO SISTEMA</text:span></text:p>
      <text:p text:style-name="P49"><text:span text:style-name="T2">5.1 Diagrama de Fluxo de Dados Nível 1 (</text:span><text:span text:style-name="T16">2, 3 e 4, se for o caso</text:span><text:span text:style-name="T2">)</text:span></text:p>
      <text:p text:style-name="P49"><text:span text:style-name="T2">5.2 Dicionário de Dados Lógico: </text:span><text:span text:style-name="T16">entidades externas, depósitos e fluxos de dados</text:span></text:p>
      <text:p text:style-name="P51"><text:span text:style-name="T1">5.3 </text:span><text:span text:style-name="T2">Descrição dos Processos: </text:span><text:span text:style-name="T16">português estruturado, árvore de decisão ou tabela de decisão</text:span></text:p>
      <text:p text:style-name="P53">5.4 Modelo de Entidades e Relacionamentos (MER) Físico</text:p>
      <text:p text:style-name="P50">5.5 Dicionário de Dados Físico (Tabelas)</text:p>
      <text:p text:style-name="P52"/>
      <text:p text:style-name="P16"><text:span text:style-name="T4">6. PROJETO FÍSCO DO SISTEMA</text:span></text:p>
      <text:p text:style-name="P49"><text:span text:style-name="T2">6.1 Estimativas: </text:span><text:span text:style-name="T16">Apresentar e justificar as estimativas referentes à complexidade, aos custos e ao tempo do projeto. Revisão do cronograma do projeto com as responsabilidades dos envolvidos. Demonstrar a viabilidade financeira da proposta (análise de custos X benefícios).</text:span></text:p>
      <text:p text:style-name="P49"><text:span text:style-name="T2">6.2 Arquitetura do sistema:</text:span><text:span text:style-name="T24"> </text:span><text:span text:style-name="T16">centralizada, descentralizada (cliente/servidor ou verdadeiramente distribuído. Diagrama de Componentes e Instalação. Descrição e detalhamento da rede, do hardware, do software e do pessoal necessários</text:span><text:span text:style-name="T14">.</text:span></text:p>
      <text:p text:style-name="P49"><text:span text:style-name="T2">6.3 Segurança física e lógica: </text:span><text:span text:style-name="T16">controles de acesso, visões, permissões, registros (log), recuperação em caso de falhas, proteção do ambiente</text:span></text:p>
      <text:p text:style-name="P49"><text:span text:style-name="T2">6.4 Projeto de Interfaces: </text:span><text:span text:style-name="T16">Telas, relatórios, boletins de entrada de dados</text:span></text:p>
      <text:p text:style-name="P50"/>
      <text:p text:style-name="P81"><text:span text:style-name="T4">7. CONCLUSÃO</text:span><text:span text:style-name="T15"> Retomada e avaliação dos objetivos propostos em relação aos resultados alcançados. Experiências no desenvolvimento do projeto e com os resultados obtidos. Sugestões para trabalhos futuros. </text:span></text:p>
      <text:p text:style-name="P14"/>
      <text:p text:style-name="P14">BIBLIOGRAFIA</text:p>
      <text:p text:style-name="P14">ANEXOS</text:p>
      <text:p text:style-name="P14">APÊNDICES</text:p>
      <text:p text:style-name="P14">PROTÓTIPO FUNCIONAL (entregue em meio magnético)</text:p>
      <text:list xml:id="list23113627" text:continue-numbering="true" text:style-name="WW8Num5">
        <text:list-item>
          <text:p text:style-name="P22">O Protótipo funcional tem a finalidade de demonstrar a viabilidade técnica das principais funções do sistema proposto.</text:p>
        </text:list-item>
        <text:list-item>
          <text:p text:style-name="P54"><text:span text:style-name="T15">O protótipo deverá estar voltado para as atividades essenciais do sistema e não somente para as funcionais meramente custodiais (manter cadastros).</text:span></text:p>
        </text:list-item>
      </text:list>
      <text:p text:style-name="P55"/>
      <text:h text:style-name="P57" text:outline-level="1"><text:bookmark text:name="__RefHeading__51_960716621"/>Parte III – Avaliação <text:bookmark-end text:name="__RefHeading__51_960716621"/></text:h>
      <text:p text:style-name="P2"/>
      <text:h text:style-name="Heading_20_1" text:outline-level="1"><text:bookmark text:name="__RefHeading__53_960716621"/><text:span text:style-name="T17">1. </text:span><text:span text:style-name="T20">PROJETO FINAL i</text:span><text:bookmark-end text:name="__RefHeading__53_960716621"/></text:h>
      <text:p text:style-name="P80"/>
      <text:p text:style-name="P36">a. A avaliação parcial dos trabalhos será bimestral e realizada pelo Professor Orientador. </text:p>
      <text:p text:style-name="P34"><text:span text:style-name="T1">b. A avaliação final será realizada por uma Banca de Qualificação, em datas e locais indicados pela Coordenação dos Projetos Finais.</text:span></text:p>
      <text:p text:style-name="P34"><text:span text:style-name="T1">c. A avaliação será por intermédio das menções: RF, SR, II, MI, MM, MS e SS, conforme previsto no Regimento do UniCEUB.</text:span></text:p>
      <text:p text:style-name="P34"><text:span text:style-name="T1">d. Na documentação também serão averiguados:</text:span></text:p>
      <text:list xml:id="list21373619" text:style-name="WW8Num16">
        <text:list-item>
          <text:p text:style-name="P56">Língua vernácula: clareza, objetividade, capacidade de síntese, regras gramaticais.</text:p>
        </text:list-item>
        <text:list-item>
          <text:p text:style-name="P56">Apresentação do documento: qualidade visual, estética, organização, limpeza, formatação.</text:p>
        </text:list-item>
      </text:list>
      <text:list xml:id="list23131989" text:continue-list="list21368394" text:style-name="WW8Num15">
        <text:list-item>
          <text:p text:style-name="P35"><text:span text:style-name="T1">As reuniões de orientação são obrigatórias. Elas avaliarão o rendimento da semana, correspondendo a 8 horas de trabalho (08 horas/aula).</text:span></text:p>
        </text:list-item>
        <text:list-item>
          <text:p text:style-name="P20"><text:span text:style-name="T1"><text:s/>Não haverá abono de faltas. </text:span></text:p>
        </text:list-item>
        <text:list-item>
          <text:p text:style-name="P7">Os alunos que possuírem mais de 25% de faltas serão reprovados.</text:p>
        </text:list-item>
      </text:list>
      <text:p text:style-name="P36"/>
      <text:h text:style-name="P58" text:outline-level="1"><text:bookmark text:name="__RefHeading__55_960716621"/><text:span text:style-name="T17">2. </text:span><text:span text:style-name="T20">PROJETO FINAL iI</text:span><text:bookmark-end text:name="__RefHeading__55_960716621"/></text:h>
      <text:p text:style-name="P36">a. A avaliação parcial dos trabalhos será bimestral e realizada pelo Professor Orientador. </text:p>
      <text:p text:style-name="P34"><text:span text:style-name="T1">b. A avaliação final será realizada por uma Banca Examinadora, em datas e locais indicados pela Coordenação dos Projetos Finais.</text:span></text:p>
      <text:p text:style-name="P34"><text:span text:style-name="T1">c. A avaliação será por intermédio das menções: RF, SR, II, MI, MM, MS e SS, conforme previsto no Regimento do UniCEUB.</text:span></text:p>
      <text:p text:style-name="P34"><text:span text:style-name="T1">d. Na documentação também serão averiguados:</text:span></text:p>
      <text:list xml:id="list23108152" text:continue-list="list21373619" text:style-name="WW8Num16">
        <text:list-item>
          <text:p text:style-name="P56">Língua vernácula: clareza, objetividade, capacidade de síntese, regras gramaticais.</text:p>
        </text:list-item>
        <text:list-item>
          <text:p text:style-name="P56">Apresentação do documento: qualidade visual, estética, organização, limpeza, formatação.</text:p>
        </text:list-item>
      </text:list>
      <text:p text:style-name="P36">.</text:p>
      <text:p text:style-name="P34"><text:span text:style-name="T1">e. As reuniões de orientação são obrigatórias. Elas avaliarão o rendimento da semana, correspondendo a 8 horas de trabalho (08 horas/aula).</text:span></text:p>
      <text:p text:style-name="P48"><text:soft-page-break/><text:span text:style-name="T1">f. Não haverá abono de faltas. </text:span></text:p>
      <text:p text:style-name="P48"><text:span text:style-name="T1">g. Os alunos que possuírem mais de 25% de faltas serão reprovados.</text:span></text:p>
      <text:p text:style-name="P34"><text:span text:style-name="T1">h. A apresentação da defesa deverá ter a participação de todos os componentes do grupo.</text:span></text:p>
      <text:p text:style-name="P34"><text:span text:style-name="T1">i. A apresentação deverá ser dividida da seguinte forma: Apresentação do Projeto, Demonstração do Protótipo e Debate entre os membros da banca e o grupo;</text:span></text:p>
      <text:p text:style-name="P34"><text:span text:style-name="T1">j. <text:s/>A defesa só poderá se realizar se houver indicação do Orientador que o grupo está apto a realizar a defesa e que o projeto encontra-se em condições de ser apresentado para avaliação.</text:span></text:p>
      <text:p text:style-name="P34"><text:span text:style-name="T1">l. A defesa do projeto acontecerá em uma hora assim dividida:</text:span></text:p>
      <text:list xml:id="list21384084" text:style-name="WW8Num8">
        <text:list-item>
          <text:p text:style-name="P8">Apresentação do Projeto: <text:tab/><text:tab/>15 min.</text:p>
        </text:list-item>
        <text:list-item>
          <text:p text:style-name="P21"><text:span text:style-name="T1">Demonstração do Protótipo: <text:tab/>15 min</text:span></text:p>
        </text:list-item>
        <text:list-item>
          <text:p text:style-name="P21"><text:span text:style-name="T1">Debate: <text:tab/><text:tab/><text:tab/> <text:tab/>30 min.</text:span></text:p>
        </text:list-item>
      </text:list>
      <text:p text:style-name="P26"><text:span text:style-name="T1">m. Durante a Apresentação do Projeto, os apresentadores não serão questionados.</text:span></text:p>
      <text:p text:style-name="P26"><text:span text:style-name="T1">n. Durante o debate, os integrantes da Banca poderão fazer perguntas dirigidas a cada aluno, individualmente. Caso algum aluno não responda corretamente à pergunta, outro membro do grupo poderá fazê-lo;</text:span></text:p>
      <text:p text:style-name="P26"><text:span text:style-name="T1">o. Será permitida a presença, ordeira, dos convidados para assistir a defesa do Projeto, mas não poderão fazer perguntas e nem comentários;</text:span></text:p>
      <text:p text:style-name="P26"><text:span text:style-name="T1">p. A avaliação do Projeto será feita com base nos seguintes conceitos:</text:span></text:p>
      <text:list xml:id="list21369098" text:style-name="WW8Num10">
        <text:list-item>
          <text:p text:style-name="P9">Clareza, objetividade e redação;</text:p>
        </text:list-item>
        <text:list-item>
          <text:p text:style-name="P9">Correção e completeza (se os itens abordados e a solução apresentada estão corretos e resolve todos os problemas identificados);</text:p>
        </text:list-item>
        <text:list-item>
          <text:p text:style-name="P9">Adequação às normas;</text:p>
        </text:list-item>
        <text:list-item>
          <text:p text:style-name="P9">Inovação</text:p>
        </text:list-item>
      </text:list>
      <text:p text:style-name="P26"><text:span text:style-name="T1">q. A avaliação do Projeto será de responsabilidade da Banca Examinadora, que é soberana em emitir a nota final, para cada aluno do grupo. </text:span></text:p>
      <text:p text:style-name="P26"><text:span text:style-name="T1">r. Só serão aprovados os Projetos que tiverem sua viabilidade técnica demonstrada por um protótipo funcion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n-cs" svg:font-family="+mn-cs" style:font-family-generic="roman"/>
    <style:font-face style:name="+mn-ea" svg:font-family="+mn-ea" style:font-family-generic="roma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0pt" fo:language="pt" fo:country="BR"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fo:font-variant="normal" fo:text-transform="none" style:use-window-font-color="true"/>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keep-with-next="always"/>
      <style:text-properties fo:font-variant="normal" fo:text-transform="none" style:use-window-font-color="true"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variant="normal" fo:text-transform="none" style:use-window-font-color="true"/>
    </style:style>
    <style:style style:name="Heading_20_3" style:display-name="Heading 3" style:family="paragraph" style:parent-style-name="Standard" style:next-style-name="Standard" style:default-outline-level="3" style:class="text">
      <style:paragraph-properties fo:keep-with-next="always"/>
      <style:text-properties fo:font-variant="normal" fo:text-transform="none" fo:color="#000000" fo:font-style="italic" style:text-underline-style="none" style:font-style-asian="italic" style:font-style-complex="italic"/>
    </style:style>
    <style:style style:name="Heading_20_4" style:display-name="Heading 4" style:family="paragraph" style:parent-style-name="Standard" style:next-style-name="Standard" style:default-outline-level="4" style:class="text">
      <style:paragraph-properties fo:line-height="0.494cm" fo:text-align="justify" style:justify-single-word="false" fo:keep-with-next="always"/>
      <style:text-properties fo:font-variant="normal" fo:text-transform="none" fo:color="#000000" fo:font-size="11pt" fo:font-style="italic" style:letter-kerning="true" style:font-size-asian="11pt" style:font-style-asian="italic"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tyle="italic" style:text-underline-style="solid" style:text-underline-width="auto" style:text-underline-color="font-color" fo:font-weight="normal" style:font-style-asian="italic" style:font-weight-asian="normal"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tyle="italic" style:font-style-asian="italic" style:font-style-complex="italic"/>
    </style:style>
    <style:style style:name="Capítulo"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7" style:display-name="Heading 7" style:family="paragraph" style:parent-style-name="Capítulo"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Capítulo"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Standard" style:next-style-name="Standard" style:class="text">
      <style:paragraph-properties fo:margin-left="2.794cm" fo:margin-right="0cm" fo:margin-top="0.423cm" fo:margin-bottom="0.106cm" fo:hyphenation-ladder-count="no-limit" fo:text-indent="-2.794cm" style:auto-text-indent="false">
        <style:tab-stops>
          <style:tab-stop style:position="2.794cm"/>
        </style:tab-stops>
      </style:paragraph-properties>
      <style:text-properties fo:font-variant="small-caps" fo:color="#ff0000" fo:font-size="9pt" fo:font-style="italic" fo:font-weight="bold" style:letter-kerning="true" style:font-size-asian="9pt" style:font-style-asian="italic" style:font-weight-asian="bold" fo:hyphenate="true" fo:hyphenation-remain-char-count="2" fo:hyphenation-push-char-count="2"/>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Subtitle" style:family="paragraph" style:parent-style-name="Capítulo"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o_20_de_20_texto_20_21" style:display-name="Corpo de texto 21" style:family="paragraph" style:parent-style-name="Standard">
      <style:paragraph-properties fo:line-height="0.494cm" fo:text-align="justify" style:justify-single-word="false">
        <style:tab-stops>
          <style:tab-stop style:position="1.251cm"/>
        </style:tab-stops>
      </style:paragraph-properties>
      <style:text-properties fo:font-variant="normal" fo:text-transform="none" fo:color="#000000" fo:font-size="11pt" fo:font-weight="normal" style:letter-kerning="true" style:font-size-asian="11pt" style:font-weight-asian="normal"/>
    </style:style>
    <style:style style:name="Footer" style:family="paragraph" style:parent-style-name="Standard" style:class="extra">
      <style:paragraph-properties fo:text-align="justify" style:justify-single-word="false">
        <style:tab-stops>
          <style:tab-stop style:position="7.795cm" style:type="center"/>
          <style:tab-stop style:position="15.589cm" style:type="right"/>
        </style:tab-stops>
      </style:paragraph-properties>
      <style:text-properties fo:font-variant="normal" fo:text-transform="none" fo:color="#000000" fo:font-weight="normal" style:letter-kerning="true" style:font-weight-asian="normal"/>
    </style:style>
    <style:style style:name="Conteúdo_20_da_20_tabela" style:display-name="Conteúdo da tabela" style:family="paragraph" style:parent-style-name="Standard">
      <style:paragraph-properties text:number-lines="false" text:line-number="0"/>
    </style:style>
    <style:style style:name="Título_20_da_20_tabela" style:display-name="Título da tabela" style:family="paragraph" style:parent-style-name="Conteúdo_20_da_20_tabela">
      <style:paragraph-properties fo:text-align="center" style:justify-single-word="false" text:number-lines="false" text:line-number="0"/>
      <style:text-properties fo:font-weight="bold" style:font-weight-asian="bold" style:font-weight-complex="bold"/>
    </style:style>
    <style:style style:name="Numeração1" style:family="paragraph" style:parent-style-name="List">
      <style:paragraph-properties fo:margin-left="0.635cm" fo:margin-right="0cm" fo:margin-top="0cm" fo:margin-bottom="0.212cm" fo:text-indent="-0.635cm" style:auto-text-indent="false" text:number-lines="tru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isciplina_20_e_20_Professor" style:display-name="Disciplina e Professor" style:family="paragraph" style:parent-style-name="Header" style:next-style-name="Heading_20_1">
      <style:paragraph-properties fo:margin-left="0.501cm" fo:margin-right="0cm" fo:text-align="justify" style:justify-single-word="false" fo:hyphenation-ladder-count="no-limit" fo:text-indent="-0.501cm" style:auto-text-indent="false" text:number-lines="true" text:line-number="0">
        <style:tab-stops>
          <style:tab-stop style:position="7.795cm" style:type="center"/>
          <style:tab-stop style:position="15.589cm" style:type="right"/>
        </style:tab-stops>
      </style:paragraph-properties>
      <style:text-properties style:font-name="Times New Roman" fo:font-size="12pt" style:letter-kerning="true" style:font-size-asian="12pt" style:font-size-complex="12pt" fo:hyphenate="true" fo:hyphenation-remain-char-count="2" fo:hyphenation-push-char-count="2"/>
    </style:style>
    <style:style style:name="Chapter_20_Title" style:display-name="Chapter Title" style:family="paragraph" style:parent-style-name="Standard" style:next-style-name="Standard">
      <style:paragraph-properties fo:margin-top="0.988cm" fo:margin-bottom="0.988cm" fo:text-align="center" style:justify-single-word="false" fo:keep-together="always" fo:hyphenation-ladder-count="no-limit" fo:keep-with-next="always"/>
      <style:text-properties fo:text-transform="uppercase" style:font-name="Tahoma" fo:letter-spacing="0.004cm" style:letter-kerning="true" fo:hyphenate="true" fo:hyphenation-remain-char-count="2" fo:hyphenation-push-char-count="2"/>
    </style:style>
    <style:style style:name="Title_20_Cover" style:display-name="Title Cover" style:family="paragraph" style:parent-style-name="Standard" style:next-style-name="Standard">
      <style:paragraph-properties fo:margin-top="1.376cm" fo:margin-bottom="0.741cm" fo:text-align="center" style:justify-single-word="false" fo:keep-together="always" fo:hyphenation-ladder-count="no-limit" fo:keep-with-next="always"/>
      <style:text-properties fo:text-transform="uppercase" style:font-name="Tahoma" fo:letter-spacing="0.009cm" style:letter-kerning="true" fo:hyphenate="true" fo:hyphenation-remain-char-count="2" fo:hyphenation-push-char-count="2"/>
    </style:style>
    <style:style style:name="Contents_20_1" style:display-name="Contents 1" style:family="paragraph" style:parent-style-name="Standard" style:class="index">
      <style:paragraph-properties fo:hyphenation-ladder-count="no-limit">
        <style:tab-stops>
          <style:tab-stop style:position="15.242cm" style:type="right" style:leader-style="dotted" style:leader-text="."/>
        </style:tab-stops>
      </style:paragraph-properties>
      <style:text-properties style:font-name="Tahoma" style:letter-kerning="true" fo:hyphenate="true" fo:hyphenation-remain-char-count="2" fo:hyphenation-push-char-count="2"/>
    </style:style>
    <style:style style:name="Contents_20_2" style:display-name="Contents 2" style:family="paragraph" style:parent-style-name="Standard" style:class="index">
      <style:paragraph-properties fo:margin-left="0.635cm" fo:margin-right="0cm" fo:hyphenation-ladder-count="no-limit" fo:text-indent="0cm" style:auto-text-indent="false">
        <style:tab-stops>
          <style:tab-stop style:position="15.242cm" style:type="right" style:leader-style="dotted" style:leader-text="."/>
        </style:tab-stops>
      </style:paragraph-properties>
      <style:text-properties style:font-name="Tahoma" style:letter-kerning="true" fo:hyphenate="true" fo:hyphenation-remain-char-count="2" fo:hyphenation-push-char-count="2"/>
    </style:style>
    <style:style style:name="List_20_Bullet" style:display-name="List Bullet" style:family="paragraph" style:parent-style-name="Standard" style:list-style-name="WW8Num1">
      <style:paragraph-properties fo:hyphenation-ladder-count="no-limit"/>
      <style:text-properties style:font-name="Tahoma" style:letter-kerning="true" fo:hyphenate="true" fo:hyphenation-remain-char-count="2" fo:hyphenation-push-char-count="2"/>
    </style:style>
    <style:style style:name="Cidade" style:family="paragraph" style:parent-style-name="Standard">
      <style:paragraph-properties fo:margin-top="6.35cm" fo:margin-bottom="0cm" fo:line-height="200%" fo:text-align="center" style:justify-single-word="false" fo:hyphenation-ladder-count="no-limit"/>
      <style:text-properties style:font-name="Tahoma" style:letter-kerning="true" fo:hyphenate="true" fo:hyphenation-remain-char-count="2" fo:hyphenation-push-char-count="2"/>
    </style:style>
    <style:style style:name="Estilo_20_Justificado" style:display-name="Estilo Justificado" style:family="paragraph" style:parent-style-name="Standard">
      <style:paragraph-properties fo:margin-top="0.212cm" fo:margin-bottom="0cm" fo:text-align="justify" style:justify-single-word="false" fo:hyphenation-ladder-count="no-limit"/>
      <style:text-properties style:font-name="Tahoma" style:letter-kerning="true" fo:hyphenate="true" fo:hyphenation-remain-char-count="2" fo:hyphenation-push-char-count="2"/>
    </style:style>
    <style:style style:name="Titulo1_20_numerado" style:display-name="Titulo1 numerado" style:family="paragraph" style:parent-style-name="Heading_20_1" style:list-style-name="WW8Num14">
      <style:paragraph-properties fo:margin-top="0.635cm" fo:margin-bottom="0.212cm" fo:text-align="justify" style:justify-single-word="false" fo:hyphenation-ladder-count="no-limit"/>
      <style:text-properties style:font-name="Tahoma" fo:font-size="10pt" fo:font-weight="bold" style:letter-kerning="true" style:font-size-asian="10pt" style:font-weight-asian="bold" style:font-weight-complex="bold" fo:hyphenate="tru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3" style:display-name="Contents 3" style:family="paragraph" style:parent-style-name="Standard" style:next-style-name="Standard" style:class="index">
      <style:paragraph-properties fo:margin-left="0.706cm" fo:margin-right="0cm" fo:text-align="justify" style:justify-single-word="false" fo:text-indent="0cm" style:auto-text-indent="false">
        <style:tab-stops>
          <style:tab-stop style:position="15.252cm" style:type="right" style:leader-style="dotted" style:leader-text="."/>
        </style:tab-stops>
      </style:paragraph-properties>
    </style:style>
    <style:style style:name="Body_20_Text_20_Indent_20_2" style:display-name="Body Text Indent 2" style:family="paragraph" style:parent-style-name="Standard">
      <style:paragraph-properties fo:margin-left="0.499cm" fo:margin-right="0cm" fo:margin-top="0cm" fo:margin-bottom="0.212cm" fo:line-height="200%" fo:text-indent="0cm" style:auto-text-indent="false"/>
    </style:style>
    <style:style style:name="Default" style:family="paragraph">
      <style:paragraph-properties fo:orphans="2" fo:widows="2" style:text-autospace="none"/>
      <style:text-properties fo:color="#000000" style:font-name="Tahoma" fo:font-size="12pt" fo:language="pt" fo:country="BR" style:font-name-asian="Arial" style:font-size-asian="12pt" style:font-name-complex="Tahoma" style:font-size-complex="12pt" style:language-complex="ar" style:country-complex="SA"/>
    </style:style>
    <style:style style:name="Titulo_20_2" style:display-name="Titulo 2" style:family="paragraph" style:parent-style-name="Heading_20_2" style:default-outline-level="" style:list-style-name="">
      <style:paragraph-properties fo:text-align="start" style:justify-single-word="false"/>
      <style:text-properties fo:font-size="12pt" style:font-size-asian="12pt" style:font-size-complex="12pt"/>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fo:line-height="115%" fo:keep-together="always" fo:hyphenation-ladder-count="no-limit" fo:text-indent="0cm" style:auto-text-indent="false"/>
      <style:text-properties fo:color="#376092" style:font-name="Cambria" fo:font-size="14pt" fo:language="en" fo:country="US" fo:font-weight="bold" style:letter-kerning="true" style:font-name-asian="Times New Roman" style:font-size-asian="14pt" style:font-weight-asian="bold" style:font-name-complex="Times New Roman" style:font-size-complex="14pt" style:font-weight-complex="bold" fo:hyphenate="true" fo:hyphenation-remain-char-count="2" fo:hyphenation-push-char-count="2"/>
    </style:style>
    <style:style style:name="Normal_20__28_Web_29_" style:display-name="Normal (Web)" style:family="paragraph" style:parent-style-name="Standard">
      <style:text-properties style:font-name="Times New Roman" fo:font-size="12pt" style:font-size-asian="12pt" style:font-size-complex="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4z0" style:family="text">
      <style:text-properties style:font-name="Times New Roman"/>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Arial" style:font-name-complex="Aria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Times New Roman" style:font-name-asian="Times New Roman" style:font-name-complex="Times New Roman"/>
    </style:style>
    <style:style style:name="WW8Num11z5"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Default_20_Paragraph_20_Font" style:display-name="Default Paragraph Font" style:family="text"/>
    <style:style style:name="WW8Num2z0" style:family="text">
      <style:text-properties style:font-name="Times New Roman"/>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5z0" style:family="text">
      <style:text-properties style:font-name="Symbol"/>
    </style:style>
    <style:style style:name="WW8NumSt3z0" style:family="text">
      <style:text-properties style:font-name="Symbol"/>
    </style:style>
    <style:style style:name="WW8NumSt16z0" style:family="text">
      <style:text-properties style:font-name="Arial" style:font-name-complex="Arial"/>
    </style:style>
    <style:style style:name="WW8NumSt17z0" style:family="text">
      <style:text-properties style:font-name="Times New Roman" style:font-name-complex="Times New Roman"/>
    </style:style>
    <style:style style:name="WW8NumSt19z0" style:family="text">
      <style:text-properties style:font-name="Arial" style:font-name-complex="Arial"/>
    </style:style>
    <style:style style:name="Fonte_20_parág._20_padrão1" style:display-name="Fonte parág. padrão1" style:family="text"/>
    <style:style style:name="prodnome1" style:family="text">
      <style:text-properties fo:color="#666666" style:font-name="Arial" fo:font-size="12pt" fo:font-weight="bold" style:font-size-asian="12pt" style:font-weight-asian="bold" style:font-name-complex="Arial" style:font-size-complex="12pt" style:font-weight-complex="bold"/>
    </style:style>
    <style:style style:name="Internet_20_link" style:display-name="Internet link" style:family="text">
      <style:text-properties fo:color="#003399" style:text-line-through-style="none" style:text-underline-style="none"/>
    </style:style>
    <style:style style:name="Numbering_20_Symbols" style:display-name="Numbering Symbols" style:family="text"/>
    <style:style style:name="Heading_20_9_20_Char" style:display-name="Heading 9 Char" style:family="text">
      <style:text-properties fo:font-variant="small-caps" fo:color="#ff0000" style:font-name="Arial" fo:font-size="9pt" fo:font-style="italic" fo:font-weight="bold" style:letter-kerning="true" style:font-size-asian="9pt" style:font-style-asian="italic" style:font-weight-asian="bold"/>
    </style:style>
    <style:style style:name="Balloon_20_Text_20_Char" style:display-name="Balloon Text Char" style:family="text">
      <style:text-properties style:font-name="Tahoma" fo:font-size="8pt" style:letter-kerning="true" style:font-size-asian="8pt" style:font-name-complex="Tahoma" style:font-size-complex="8pt"/>
    </style:style>
    <style:style style:name="Body_20_Text_20_Indent_20_2_20_Char" style:display-name="Body Text Indent 2 Char" style:family="text">
      <style:text-properties style:font-name="Arial" style:letter-kerning="true"/>
    </style:style>
    <style:style style:name="Header_20_Char" style:display-name="Header Char" style:family="text">
      <style:text-properties style:font-name="Arial" style:letter-kerning="true"/>
    </style:style>
    <style:style style:name="Heading_20_2_20_Char" style:display-name="Heading 2 Char" style:family="text">
      <style:text-properties style:font-name="Arial" style:letter-kerning="true"/>
    </style:style>
    <style:style style:name="Titulo_20_2_20_Char" style:display-name="Titulo 2 Char" style:family="text" style:parent-style-name="Heading_20_2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26cm"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36cm"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text:list-tab-stop-position="9.006cm"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76cm"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46cm"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text:start-value="0">
        <style:list-level-properties text:list-level-position-and-space-mode="label-alignment">
          <style:list-level-label-alignment text:label-followed-by="listtab" text:list-tab-stop-position="0.635cm"/>
        </style:list-level-properties>
      </text:list-level-style-number>
      <text:list-level-style-number text:level="3" style:num-format="" text:start-value="0">
        <style:list-level-properties text:list-level-position-and-space-mode="label-alignment">
          <style:list-level-label-alignment text:label-followed-by="listtab" text:list-tab-stop-position="0.635cm"/>
        </style:list-level-properties>
      </text:list-level-style-number>
      <text:list-level-style-number text:level="4" style:num-format="" text:start-value="0">
        <style:list-level-properties text:list-level-position-and-space-mode="label-alignment">
          <style:list-level-label-alignment text:label-followed-by="listtab" text:list-tab-stop-position="0.635cm"/>
        </style:list-level-properties>
      </text:list-level-style-number>
      <text:list-level-style-number text:level="5" style:num-format="" text:start-value="0">
        <style:list-level-properties text:list-level-position-and-space-mode="label-alignment">
          <style:list-level-label-alignment text:label-followed-by="listtab" text:list-tab-stop-position="0.635cm"/>
        </style:list-level-properties>
      </text:list-level-style-number>
      <text:list-level-style-number text:level="6" style:num-format="" text:start-value="0">
        <style:list-level-properties text:list-level-position-and-space-mode="label-alignment">
          <style:list-level-label-alignment text:label-followed-by="listtab" text:list-tab-stop-position="0.635cm"/>
        </style:list-level-properties>
      </text:list-level-style-number>
      <text:list-level-style-number text:level="7" style:num-format="" text:start-value="0">
        <style:list-level-properties text:list-level-position-and-space-mode="label-alignment">
          <style:list-level-label-alignment text:label-followed-by="listtab" text:list-tab-stop-position="0.635cm"/>
        </style:list-level-properties>
      </text:list-level-style-number>
      <text:list-level-style-number text:level="8" style:num-format="" text:start-value="0">
        <style:list-level-properties text:list-level-position-and-space-mode="label-alignment">
          <style:list-level-label-alignment text:label-followed-by="listtab" text:list-tab-stop-position="0.635cm"/>
        </style:list-level-properties>
      </text:list-level-style-number>
      <text:list-level-style-number text:level="9" style:num-format="" text:start-value="0">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font-size="8pt" style:font-size-asian="8pt" style:font-size-complex="8pt"/>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323cm" fo:margin-bottom="2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677cm" fo:margin-bottom="1.579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text:page-number text:select-page="current">13</text:page-number><draw:frame draw:style-name="Mfr1" draw:name="figura1" text:anchor-type="char" svg:x="0.009cm" svg:y="-1.085cm" svg:width="5.025cm" svg:height="1.956cm" draw:z-index="16"><draw:image xlink:href="Pictures/10000000000000BE0000004AD2F0D6B0.png" xlink:type="simple" xlink:show="embed" xlink:actuate="onLoad"/></draw:frame></text:p>
        <text:p text:style-name="MP1">FATECS – Faculdade de Tecnologia e Ciências Sociais Aplicadas</text:p>
        <text:p text:style-name="MP1">Curso Superior de Tecnologia em Análise e Desenvolvimento de Sistemas</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ormas para Elaboração do Projeto Final</dc:title>
    <meta:initial-creator>UniCEUB</meta:initial-creator>
    <meta:creation-date>2010-02-28T22:21:00</meta:creation-date>
    <dc:date>2010-03-14T03:00:15.32</dc:date>
    <meta:print-date>2010-02-28T22:13:00</meta:print-date>
    <meta:editing-cycles>2</meta:editing-cycles>
    <meta:editing-duration>PT00H01M00S</meta:editing-duration>
    <meta:document-statistic meta:table-count="1" meta:image-count="1" meta:object-count="1" meta:page-count="18" meta:paragraph-count="330" meta:word-count="3433" meta:character-count="22903"/>
    <meta:generator>BrOffice.org/3.2$Win32 OpenOffice.org_project/320m12$Build-9483</meta:generator>
  </office:meta>
</office:document-meta>
</file>